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71mm"/>
    </style:style>
    <style:style style:name="co4" style:family="table-column">
      <style:table-column-properties fo:break-before="auto" style:column-width="60.4mm"/>
    </style:style>
    <style:style style:name="co5" style:family="table-column">
      <style:table-column-properties fo:break-before="auto" style:column-width="22.28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35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8.13mm" fo:break-before="auto" style:use-optimal-row-height="true"/>
    </style:style>
    <style:style style:name="ro4" style:family="table-row">
      <style:table-row-properties style:row-height="8.3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lencia-facebook" table:style-name="ta1">
        <table:table-column table:style-name="co1" table:default-cell-style-name="ce3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Facebook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7571" calcext:value-type="float">
            <text:p>7571</text:p>
          </table:table-cell>
        </table:table-row>
        <table:table-row table:style-name="ro3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6579" calcext:value-type="float">
            <text:p>6579</text:p>
          </table:table-cell>
        </table:table-row>
        <table:table-row table:style-name="ro3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448" calcext:value-type="float">
            <text:p>448</text:p>
          </table:table-cell>
        </table:table-row>
        <table:table-row table:style-name="ro3">
          <table:table-cell table:style-name="ce1" office:value-type="string" calcext:value-type="string">
            <text:p>Ciro Gomes</text:p>
          </table:table-cell>
          <table:table-cell table:style-name="ce2"/>
          <table:table-cell table:style-name="ce1" office:value-type="float" office:value="37" calcext:value-type="float">
            <text:p>3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4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8101" calcext:value-type="float">
            <text:p>8101</text:p>
          </table:table-cell>
        </table:table-row>
        <table:table-row table:style-name="ro4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5419" calcext:value-type="float">
            <text:p>5419</text:p>
          </table:table-cell>
        </table:table-row>
        <table:table-row table:style-name="ro4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1269" calcext:value-type="float">
            <text:p>126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4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7912" calcext:value-type="float">
            <text:p>7912</text:p>
          </table:table-cell>
        </table:table-row>
        <table:table-row table:style-name="ro4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4353" calcext:value-type="float">
            <text:p>4353</text:p>
          </table:table-cell>
        </table:table-row>
        <table:table-row table:style-name="ro4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424" calcext:value-type="float">
            <text:p>42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4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10475" calcext:value-type="float">
            <text:p>10475</text:p>
          </table:table-cell>
        </table:table-row>
        <table:table-row table:style-name="ro4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5633" calcext:value-type="float">
            <text:p>5633</text:p>
          </table:table-cell>
        </table:table-row>
        <table:table-row table:style-name="ro4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224" calcext:value-type="float">
            <text:p>22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5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6880" calcext:value-type="float">
            <text:p>6880</text:p>
          </table:table-cell>
        </table:table-row>
        <table:table-row table:style-name="ro5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3781" calcext:value-type="float">
            <text:p>3781</text:p>
          </table:table-cell>
        </table:table-row>
        <table:table-row table:style-name="ro5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331" calcext:value-type="float">
            <text:p>331</text:p>
          </table:table-cell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raficos-facebook" table:style-name="ta1">
        <table:shapes>
          <draw:frame draw:z-index="0" draw:style-name="gr1" draw:text-style-name="P1" svg:width="159.99mm" svg:height="89.99mm" svg:x="6.96mm" svg:y="4.76mm">
            <draw:object draw:notify-on-update-of-ranges="'valencia-facebook'.B4:'valencia-facebook'.B4 'valencia-facebook'.C4:'valencia-facebook'.C4 'valencia-facebook'.B5:'valencia-facebook'.B5 'valencia-facebook'.C5:'valencia-facebook'.C5 'valencia-facebook'.B6:'valencia-facebook'.B6 'valencia-facebook'.C6:'valencia-facebook'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6.97mm" svg:y="111.91mm">
            <draw:object draw:notify-on-update-of-ranges="'valencia-facebook'.B10:'valencia-facebook'.B10 'valencia-facebook'.C10:'valencia-facebook'.C10 'valencia-facebook'.B11:'valencia-facebook'.B11 'valencia-facebook'.C11:'valencia-facebook'.C11 'valencia-facebook'.B12:'valencia-facebook'.B12 'valencia-facebook'.C12:'valencia-facebook'.C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9.93mm" svg:y="214.26mm">
            <draw:object draw:notify-on-update-of-ranges="'valencia-facebook'.B15:'valencia-facebook'.B15 'valencia-facebook'.C15:'valencia-facebook'.C15 'valencia-facebook'.B16:'valencia-facebook'.B16 'valencia-facebook'.C16:'valencia-facebook'.C16 'valencia-facebook'.B17:'valencia-facebook'.B17 'valencia-facebook'.C17:'valencia-facebook'.C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0.93mm" svg:y="318.86mm">
            <draw:object draw:notify-on-update-of-ranges="'valencia-facebook'.B20:'valencia-facebook'.B20 'valencia-facebook'.C20:'valencia-facebook'.C20 'valencia-facebook'.B21:'valencia-facebook'.B21 'valencia-facebook'.C21:'valencia-facebook'.C21 'valencia-facebook'.B22:'valencia-facebook'.B22 'valencia-facebook'.C22:'valencia-facebook'.C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2.91mm" svg:y="421.47mm">
            <draw:object draw:notify-on-update-of-ranges="'valencia-facebook'.B25:'valencia-facebook'.B25 'valencia-facebook'.C25:'valencia-facebook'.C25 'valencia-facebook'.B26:'valencia-facebook'.B26 'valencia-facebook'.C26:'valencia-facebook'.C26 'valencia-facebook'.B27:'valencia-facebook'.B27 'valencia-facebook'.C27:'valencia-facebook'.C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valencia-instagram" table:style-name="ta1">
        <table:table-column table:style-name="co3" table:default-cell-style-name="ce6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stagra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 calcext:value-type="string">
            <text:p>Ciro Gomes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2870" calcext:value-type="float">
            <text:p>2870</text:p>
          </table:table-cell>
        </table:table-row>
        <table:table-row table:style-name="ro1">
          <table:table-cell table:style-name="ce7" office:value-type="string" calcext:value-type="string">
            <text:p>Ciro Gomes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2337" calcext:value-type="float">
            <text:p>2337</text:p>
          </table:table-cell>
        </table:table-row>
        <table:table-row table:style-name="ro1">
          <table:table-cell table:style-name="ce7" office:value-type="string" calcext:value-type="string">
            <text:p>Ciro Gomes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252" calcext:value-type="float">
            <text:p>252</text:p>
          </table:table-cell>
        </table:table-row>
        <table:table-row table:style-name="ro1">
          <table:table-cell table:style-name="ce7" office:value-type="string" calcext:value-type="string">
            <text:p>Ciro Gomes</text:p>
          </table:table-cell>
          <table:table-cell table:style-name="ce2"/>
          <table:table-cell table:style-name="ce1" office:value-type="float" office:value="19" calcext:value-type="float">
            <text:p>1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3972" calcext:value-type="float">
            <text:p>3972</text:p>
          </table:table-cell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3929" calcext:value-type="float">
            <text:p>3929</text:p>
          </table:table-cell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610" calcext:value-type="float">
            <text:p>61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3557" calcext:value-type="float">
            <text:p>3557</text:p>
          </table:table-cell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3082" calcext:value-type="float">
            <text:p>3082</text:p>
          </table:table-cell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335" calcext:value-type="float">
            <text:p>33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5708" calcext:value-type="float">
            <text:p>5708</text:p>
          </table:table-cell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5415" calcext:value-type="float">
            <text:p>5415</text:p>
          </table:table-cell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483" calcext:value-type="float">
            <text:p>48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4919" calcext:value-type="float">
            <text:p>4919</text:p>
          </table:table-cell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4239" calcext:value-type="float">
            <text:p>4239</text:p>
          </table:table-cell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492" calcext:value-type="float">
            <text:p>492</text:p>
          </table:table-cell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raficos-instagram" table:style-name="ta1">
        <table:shapes>
          <draw:frame draw:z-index="0" draw:style-name="gr1" draw:text-style-name="P1" svg:width="159.99mm" svg:height="89.99mm" svg:x="6.96mm" svg:y="4.76mm">
            <draw:object draw:notify-on-update-of-ranges="'valencia-instagram'.B4:'valencia-instagram'.B4 'valencia-instagram'.C4:'valencia-instagram'.C4 'valencia-instagram'.B5:'valencia-instagram'.B5 'valencia-instagram'.C5:'valencia-instagram'.C5 'valencia-instagram'.B6:'valencia-instagram'.B6 'valencia-instagram'.C6:'valencia-instagram'.C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8.19mm" svg:y="105.37mm">
            <draw:object draw:notify-on-update-of-ranges="'valencia-instagram'.B10:'valencia-instagram'.B10 'valencia-instagram'.C10:'valencia-instagram'.C10 'valencia-instagram'.B11:'valencia-instagram'.B11 'valencia-instagram'.C11:'valencia-instagram'.C11 'valencia-instagram'.B12:'valencia-instagram'.B12 'valencia-instagram'.C12:'valencia-instagram'.C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8.45mm" svg:y="203.71mm">
            <draw:object draw:notify-on-update-of-ranges="'valencia-instagram'.B15:'valencia-instagram'.B15 'valencia-instagram'.C15:'valencia-instagram'.C15 'valencia-instagram'.B16:'valencia-instagram'.B16 'valencia-instagram'.C16:'valencia-instagram'.C16 'valencia-instagram'.B17:'valencia-instagram'.B17 'valencia-instagram'.C17:'valencia-instagram'.C1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9.99mm" svg:height="89.99mm" svg:x="8.7mm" svg:y="306.56mm">
            <draw:object draw:notify-on-update-of-ranges="'valencia-instagram'.B20:'valencia-instagram'.B20 'valencia-instagram'.C20:'valencia-instagram'.C20 'valencia-instagram'.B21:'valencia-instagram'.B21 'valencia-instagram'.C21:'valencia-instagram'.C21 'valencia-instagram'.B22:'valencia-instagram'.B22 'valencia-instagram'.C22:'valencia-instagram'.C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159.99mm" svg:height="89.99mm" svg:x="8.7mm" svg:y="408.42mm">
            <draw:object draw:notify-on-update-of-ranges="'valencia-instagram'.B25:'valencia-instagram'.B25 'valencia-instagram'.C25:'valencia-instagram'.C25 'valencia-instagram'.B26:'valencia-instagram'.B26 'valencia-instagram'.C26:'valencia-instagram'.C26 'valencia-instagram'.B27:'valencia-instagram'.B27 'valencia-instagram'.C27:'valencia-instagram'.C2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valencia-twitter" table:style-name="ta1">
        <table:table-column table:style-name="co3" table:default-cell-style-name="ce6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10039" calcext:value-type="float">
            <text:p>10039</text:p>
          </table:table-cell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7454" calcext:value-type="float">
            <text:p>7454</text:p>
          </table:table-cell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674" calcext:value-type="float">
            <text:p>674</text:p>
          </table:table-cell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2"/>
          <table:table-cell table:style-name="ce1" office:value-type="float" office:value="14" calcext:value-type="float">
            <text:p>1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19432" calcext:value-type="float">
            <text:p>19432</text:p>
          </table:table-cell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13243" calcext:value-type="float">
            <text:p>13243</text:p>
          </table:table-cell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1485" calcext:value-type="float">
            <text:p>148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10346" calcext:value-type="float">
            <text:p>10346</text:p>
          </table:table-cell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6364" calcext:value-type="float">
            <text:p>6364</text:p>
          </table:table-cell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643" calcext:value-type="float">
            <text:p>64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19585" calcext:value-type="float">
            <text:p>19585</text:p>
          </table:table-cell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14603" calcext:value-type="float">
            <text:p>14603</text:p>
          </table:table-cell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1050" calcext:value-type="float">
            <text:p>105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14199" calcext:value-type="float">
            <text:p>14199</text:p>
          </table:table-cell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8133" calcext:value-type="float">
            <text:p>8133</text:p>
          </table:table-cell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800" calcext:value-type="float">
            <text:p>800</text:p>
          </table:table-cell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raficos-twitter" table:style-name="ta1">
        <table:shapes>
          <draw:frame draw:z-index="0" draw:style-name="gr1" draw:text-style-name="P1" svg:width="159.99mm" svg:height="89.99mm" svg:x="6.96mm" svg:y="4.76mm">
            <draw:object draw:notify-on-update-of-ranges="'valencia-twitter'.B4:'valencia-twitter'.B4 'valencia-twitter'.C4:'valencia-twitter'.C4 'valencia-twitter'.B5:'valencia-twitter'.B5 'valencia-twitter'.C5:'valencia-twitter'.C5 'valencia-twitter'.B6:'valencia-twitter'.B6 'valencia-twitter'.C6:'valencia-twitter'.C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9.99mm" svg:height="89.99mm" svg:x="6.71mm" svg:y="106.63mm">
            <draw:object draw:notify-on-update-of-ranges="'valencia-twitter'.B10:'valencia-twitter'.B10 'valencia-twitter'.C10:'valencia-twitter'.C10 'valencia-twitter'.B11:'valencia-twitter'.B11 'valencia-twitter'.C11:'valencia-twitter'.C11 'valencia-twitter'.B12:'valencia-twitter'.B12 'valencia-twitter'.C12:'valencia-twitter'.C1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159.99mm" svg:height="89.99mm" svg:x="7.71mm" svg:y="211.24mm">
            <draw:object draw:notify-on-update-of-ranges="'valencia-twitter'.B15:'valencia-twitter'.B15 'valencia-twitter'.C15:'valencia-twitter'.C15 'valencia-twitter'.B16:'valencia-twitter'.B16 'valencia-twitter'.C16:'valencia-twitter'.C16 'valencia-twitter'.B17:'valencia-twitter'.B17 'valencia-twitter'.C17:'valencia-twitter'.C1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159.99mm" svg:height="89.99mm" svg:x="7.7mm" svg:y="310.33mm">
            <draw:object draw:notify-on-update-of-ranges="'valencia-twitter'.B20:'valencia-twitter'.B20 'valencia-twitter'.C20:'valencia-twitter'.C20 'valencia-twitter'.B21:'valencia-twitter'.B21 'valencia-twitter'.C21:'valencia-twitter'.C21 'valencia-twitter'.B22:'valencia-twitter'.B22 'valencia-twitter'.C22:'valencia-twitter'.C2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4" draw:style-name="gr1" draw:text-style-name="P1" svg:width="159.99mm" svg:height="89.99mm" svg:x="8.69mm" svg:y="408.93mm">
            <draw:object draw:notify-on-update-of-ranges="'valencia-twitter'.B25:'valencia-twitter'.B25 'valencia-twitter'.C25:'valencia-twitter'.C25 'valencia-twitter'.B26:'valencia-twitter'.B26 'valencia-twitter'.C26:'valencia-twitter'.C26 'valencia-twitter'.B27:'valencia-twitter'.B27 'valencia-twitter'.C27:'valencia-twitter'.C2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valencia-youtube" table:style-name="ta1">
        <table:table-column table:style-name="co3" table:default-cell-style-name="ce6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1087" calcext:value-type="float">
            <text:p>1087</text:p>
          </table:table-cell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774" calcext:value-type="float">
            <text:p>774</text:p>
          </table:table-cell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58" calcext:value-type="float">
            <text:p>58</text:p>
          </table:table-cell>
        </table:table-row>
        <table:table-row table:style-name="ro1">
          <table:table-cell table:style-name="ce1"/>
          <table:table-cell table:style-name="ce2"/>
          <table:table-cell table:style-name="ce1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ernando Haddad</text:p>
          </table:table-cell>
          <table:table-cell table:style-name="ce1" office:value-type="string" calcext:value-type="string">
            <text:p>NEGATI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nando Haddad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nando Haddad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555" calcext:value-type="float">
            <text:p>555</text:p>
          </table:table-cell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339" calcext:value-type="float">
            <text:p>339</text:p>
          </table:table-cell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42" calcext:value-type="float">
            <text:p>42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2392" calcext:value-type="float">
            <text:p>2392</text:p>
          </table:table-cell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1515" calcext:value-type="float">
            <text:p>1515</text:p>
          </table:table-cell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90" calcext:value-type="float">
            <text:p>90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NEGATIVO</text:p>
          </table:table-cell>
          <table:table-cell table:style-name="ce1" office:value-type="float" office:value="1161" calcext:value-type="float">
            <text:p>1161</text:p>
          </table:table-cell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POSITIVO</text:p>
          </table:table-cell>
          <table:table-cell table:style-name="ce1" office:value-type="float" office:value="594" calcext:value-type="float">
            <text:p>594</text:p>
          </table:table-cell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2"/>
          <table:table-cell table:style-name="ce1" office:value-type="float" office:value="48" calcext:value-type="float">
            <text:p>48</text:p>
          </table:table-cell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raficos-youtube" table:style-name="ta1">
        <table:shapes>
          <draw:frame draw:z-index="0" draw:style-name="gr1" draw:text-style-name="P1" svg:width="159.99mm" svg:height="89.99mm" svg:x="6.96mm" svg:y="4.76mm">
            <draw:object draw:notify-on-update-of-ranges="'valencia-youtube'.B4:'valencia-youtube'.B4 'valencia-youtube'.C4:'valencia-youtube'.C4 'valencia-youtube'.B5:'valencia-youtube'.B5 'valencia-youtube'.C5:'valencia-youtube'.C5 'valencia-youtube'.B6:'valencia-youtube'.B6 'valencia-youtube'.C6:'valencia-youtube'.C6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" draw:style-name="gr1" draw:text-style-name="P1" svg:width="159.99mm" svg:height="89.99mm" svg:x="7.45mm" svg:y="108.38mm">
            <draw:object draw:notify-on-update-of-ranges="'valencia-youtube'.B9:'valencia-youtube'.B9 'valencia-youtube'.C9:'valencia-youtube'.C9 'valencia-youtube'.B10:'valencia-youtube'.B10 'valencia-youtube'.C10:'valencia-youtube'.C10 'valencia-youtube'.B11:'valencia-youtube'.B11 'valencia-youtube'.C11:'valencia-youtube'.C1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2" draw:style-name="gr1" draw:text-style-name="P1" svg:width="159.99mm" svg:height="89.99mm" svg:x="7.94mm" svg:y="207.98mm">
            <draw:object draw:notify-on-update-of-ranges="'valencia-youtube'.B14:'valencia-youtube'.B14 'valencia-youtube'.C14:'valencia-youtube'.C14 'valencia-youtube'.B15:'valencia-youtube'.B15 'valencia-youtube'.C15:'valencia-youtube'.C15 'valencia-youtube'.B16:'valencia-youtube'.B16 'valencia-youtube'.C16:'valencia-youtube'.C16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3" draw:style-name="gr1" draw:text-style-name="P1" svg:width="159.99mm" svg:height="89.99mm" svg:x="7.7mm" svg:y="310.08mm">
            <draw:object draw:notify-on-update-of-ranges="'valencia-youtube'.B19:'valencia-youtube'.B19 'valencia-youtube'.C19:'valencia-youtube'.C19 'valencia-youtube'.B20:'valencia-youtube'.B20 'valencia-youtube'.C20:'valencia-youtube'.C20 'valencia-youtube'.B21:'valencia-youtube'.B21 'valencia-youtube'.C21:'valencia-youtube'.C2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4" draw:style-name="gr1" draw:text-style-name="P1" svg:width="159.99mm" svg:height="89.99mm" svg:x="7.2mm" svg:y="411.18mm">
            <draw:object draw:notify-on-update-of-ranges="'valencia-youtube'.B24:'valencia-youtube'.B24 'valencia-youtube'.C24:'valencia-youtube'.C24 'valencia-youtube'.B25:'valencia-youtube'.B25 'valencia-youtube'.C25:'valencia-youtube'.C25 'valencia-youtube'.B26:'valencia-youtube'.B26 'valencia-youtube'.C26:'valencia-youtube'.C26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valencia-hashtag" table:style-name="ta1">
        <table:table-column table:style-name="co4" table:default-cell-style-name="ce3"/>
        <table:table-column table:style-name="co5" table:default-cell-style-name="ce8"/>
        <table:table-column table:style-name="co6" table:default-cell-style-name="ce8"/>
        <table:table-column table:style-name="co7" table:default-cell-style-name="ce3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Hashtag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EleNão</text:p>
          </table:table-cell>
          <table:table-cell table:style-name="ce9" office:value-type="float" office:value="17459" calcext:value-type="float">
            <text:p>17459</text:p>
          </table:table-cell>
          <table:table-cell table:style-name="ce9"/>
          <table:table-cell table:style-name="ce1" office:value-type="string" calcext:value-type="string">
            <text:p>EleSim</text:p>
          </table:table-cell>
          <table:table-cell table:style-name="ce9" office:value-type="float" office:value="15399" calcext:value-type="float">
            <text:p>15399</text:p>
          </table:table-cell>
        </table:table-row>
        <table:table-row table:style-name="ro1">
          <table:table-cell table:style-name="ce1" office:value-type="string" calcext:value-type="string">
            <text:p>eleicoes2018</text:p>
          </table:table-cell>
          <table:table-cell table:style-name="ce9" office:value-type="float" office:value="17093" calcext:value-type="float">
            <text:p>17093</text:p>
          </table:table-cell>
          <table:table-cell table:style-name="ce9"/>
          <table:table-cell table:style-name="ce1" office:value-type="string" calcext:value-type="string">
            <text:p>HaddadPresidente</text:p>
          </table:table-cell>
          <table:table-cell table:style-name="ce9" office:value-type="float" office:value="15684" calcext:value-type="float">
            <text:p>15684</text:p>
          </table:table-cell>
        </table:table-row>
        <table:table-row table:style-name="ro1">
          <table:table-cell table:style-name="ce1" office:value-type="string" calcext:value-type="string">
            <text:p>Bolsonaro17</text:p>
          </table:table-cell>
          <table:table-cell table:style-name="ce9" office:value-type="float" office:value="16515" calcext:value-type="float">
            <text:p>16515</text:p>
          </table:table-cell>
          <table:table-cell table:style-name="ce9"/>
          <table:table-cell table:style-name="ce1" office:value-type="string" calcext:value-type="string">
            <text:p>Bolsonaro17</text:p>
          </table:table-cell>
          <table:table-cell table:style-name="ce9" office:value-type="float" office:value="16515" calcext:value-type="float">
            <text:p>16515</text:p>
          </table:table-cell>
        </table:table-row>
        <table:table-row table:style-name="ro1">
          <table:table-cell table:style-name="ce1" office:value-type="string" calcext:value-type="string">
            <text:p>HaddadPresidente</text:p>
          </table:table-cell>
          <table:table-cell table:style-name="ce9" office:value-type="float" office:value="15684" calcext:value-type="float">
            <text:p>15684</text:p>
          </table:table-cell>
          <table:table-cell table:style-name="ce9"/>
          <table:table-cell table:style-name="ce1" office:value-type="string" calcext:value-type="string">
            <text:p>eleicoes2018</text:p>
          </table:table-cell>
          <table:table-cell table:style-name="ce9" office:value-type="float" office:value="17093" calcext:value-type="float">
            <text:p>17093</text:p>
          </table:table-cell>
        </table:table-row>
        <table:table-row table:style-name="ro1">
          <table:table-cell table:style-name="ce1" office:value-type="string" calcext:value-type="string">
            <text:p>EleSim</text:p>
          </table:table-cell>
          <table:table-cell table:style-name="ce9" office:value-type="float" office:value="15399" calcext:value-type="float">
            <text:p>15399</text:p>
          </table:table-cell>
          <table:table-cell/>
          <table:table-cell table:style-name="ce1" office:value-type="string" calcext:value-type="string">
            <text:p>EleNão</text:p>
          </table:table-cell>
          <table:table-cell table:style-name="ce9" office:value-type="float" office:value="17459" calcext:value-type="float">
            <text:p>17459</text:p>
          </table:table-cell>
        </table:table-row>
        <table:table-row table:style-name="ro1">
          <table:table-cell table:style-name="ce1" office:value-type="string" calcext:value-type="string">
            <text:p>Haddad13</text:p>
          </table:table-cell>
          <table:table-cell table:style-name="ce9" office:value-type="float" office:value="13791" calcext:value-type="float">
            <text:p>1379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nuNoJaburu</text:p>
          </table:table-cell>
          <table:table-cell table:style-name="ce9" office:value-type="float" office:value="7472" calcext:value-type="float">
            <text:p>747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HaddadSim</text:p>
          </table:table-cell>
          <table:table-cell table:style-name="ce9" office:value-type="float" office:value="6755" calcext:value-type="float">
            <text:p>6755</text:p>
          </table:table-cell>
          <table:table-cell table:style-name="ce9"/>
          <table:table-cell table:style-name="ce1"/>
          <table:table-cell table:style-name="ce9"/>
        </table:table-row>
        <table:table-row table:style-name="ro1">
          <table:table-cell table:style-name="ce1" office:value-type="string" calcext:value-type="string">
            <text:p>eleicao2018</text:p>
          </table:table-cell>
          <table:table-cell table:style-name="ce9" office:value-type="float" office:value="6280" calcext:value-type="float">
            <text:p>6280</text:p>
          </table:table-cell>
          <table:table-cell table:style-name="ce9"/>
          <table:table-cell table:style-name="ce1"/>
          <table:table-cell table:style-name="ce9"/>
        </table:table-row>
        <table:table-row table:style-name="ro1">
          <table:table-cell table:style-name="ce1" office:value-type="string" calcext:value-type="string">
            <text:p>BolsonaroPresidenteEleito</text:p>
          </table:table-cell>
          <table:table-cell table:style-name="ce9" office:value-type="float" office:value="6022" calcext:value-type="float">
            <text:p>6022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" office:value-type="string" calcext:value-type="string">
            <text:p>Vote13</text:p>
          </table:table-cell>
          <table:table-cell table:style-name="ce9" office:value-type="float" office:value="5791" calcext:value-type="float">
            <text:p>5791</text:p>
          </table:table-cell>
          <table:table-cell table:style-name="ce9"/>
          <table:table-cell table:style-name="ce1"/>
          <table:table-cell table:style-name="ce9"/>
        </table:table-row>
        <table:table-row table:style-name="ro1">
          <table:table-cell table:style-name="ce1" office:value-type="string" calcext:value-type="string">
            <text:p>Ciro12</text:p>
          </table:table-cell>
          <table:table-cell table:style-name="ce9" office:value-type="float" office:value="5593" calcext:value-type="float">
            <text:p>5593</text:p>
          </table:table-cell>
          <table:table-cell table:style-name="ce9"/>
          <table:table-cell table:style-name="ce1"/>
          <table:table-cell table:style-name="ce9"/>
        </table:table-row>
        <table:table-row table:style-name="ro1">
          <table:table-cell table:style-name="ce1" office:value-type="string" calcext:value-type="string">
            <text:p>EuVotoBolsonaro</text:p>
          </table:table-cell>
          <table:table-cell table:style-name="ce9" office:value-type="float" office:value="5352" calcext:value-type="float">
            <text:p>535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BolsonaroNoJornalNacional</text:p>
          </table:table-cell>
          <table:table-cell table:style-name="ce9" office:value-type="float" office:value="5132" calcext:value-type="float">
            <text:p>513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FicaTemer</text:p>
          </table:table-cell>
          <table:table-cell table:style-name="ce9" office:value-type="float" office:value="5007" calcext:value-type="float">
            <text:p>50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JairBolsonaro17</text:p>
          </table:table-cell>
          <table:table-cell table:style-name="ce9" office:value-type="float" office:value="4958" calcext:value-type="float">
            <text:p>4958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LulaTaPresoBabaca</text:p>
          </table:table-cell>
          <table:table-cell table:style-name="ce9" office:value-type="float" office:value="4802" calcext:value-type="float">
            <text:p>480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17Neles</text:p>
          </table:table-cell>
          <table:table-cell table:style-name="ce9" office:value-type="float" office:value="4697" calcext:value-type="float">
            <text:p>469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BrasilViraHaddad</text:p>
          </table:table-cell>
          <table:table-cell table:style-name="ce9" office:value-type="float" office:value="4674" calcext:value-type="float">
            <text:p>4674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AgoraÉHaddad</text:p>
          </table:table-cell>
          <table:table-cell table:style-name="ce9" office:value-type="float" office:value="4301" calcext:value-type="float">
            <text:p>430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dradeJaEra</text:p>
          </table:table-cell>
          <table:table-cell table:style-name="ce9" office:value-type="float" office:value="4110" calcext:value-type="float">
            <text:p>411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AcabouaPiranhagemPT</text:p>
          </table:table-cell>
          <table:table-cell table:style-name="ce9" office:value-type="float" office:value="4060" calcext:value-type="float">
            <text:p>406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ViraVotoHaddad13</text:p>
          </table:table-cell>
          <table:table-cell table:style-name="ce9" office:value-type="float" office:value="3861" calcext:value-type="float">
            <text:p>3861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DitaduraNuncaMais</text:p>
          </table:table-cell>
          <table:table-cell table:style-name="ce9" office:value-type="float" office:value="3712" calcext:value-type="float">
            <text:p>371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1" office:value-type="string" calcext:value-type="string">
            <text:p>HaddadELula</text:p>
          </table:table-cell>
          <table:table-cell table:style-name="ce9" office:value-type="float" office:value="3626" calcext:value-type="float">
            <text:p>36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udabrasilcombolsonaro</text:p>
          </table:table-cell>
          <table:table-cell table:style-name="ce9" office:value-type="float" office:value="3565" calcext:value-type="float">
            <text:p>356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iraViraCiro</text:p>
          </table:table-cell>
          <table:table-cell table:style-name="ce9" office:value-type="float" office:value="3487" calcext:value-type="float">
            <text:p>348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ddadé13</text:p>
          </table:table-cell>
          <table:table-cell table:style-name="ce9" office:value-type="float" office:value="3397" calcext:value-type="float">
            <text:p>339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neleicoes2018</text:p>
          </table:table-cell>
          <table:table-cell table:style-name="ce9" office:value-type="float" office:value="3265" calcext:value-type="float">
            <text:p>326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ordeste17</text:p>
          </table:table-cell>
          <table:table-cell table:style-name="ce9" office:value-type="float" office:value="3224" calcext:value-type="float">
            <text:p>32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rketeirosDoJair</text:p>
          </table:table-cell>
          <table:table-cell table:style-name="ce9" office:value-type="float" office:value="2888" calcext:value-type="float">
            <text:p>288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ebateNaRecord</text:p>
          </table:table-cell>
          <table:table-cell table:style-name="ce9" office:value-type="float" office:value="2539" calcext:value-type="float">
            <text:p>253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ixa2doBolsonaro</text:p>
          </table:table-cell>
          <table:table-cell table:style-name="ce9" office:value-type="float" office:value="2507" calcext:value-type="float">
            <text:p>25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VotoNaRecord</text:p>
          </table:table-cell>
          <table:table-cell table:style-name="ce9" office:value-type="float" office:value="2421" calcext:value-type="float">
            <text:p>242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leições2018</text:p>
          </table:table-cell>
          <table:table-cell table:style-name="ce9" office:value-type="float" office:value="2416" calcext:value-type="float">
            <text:p>241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leNaoEMeuPresidente</text:p>
          </table:table-cell>
          <table:table-cell table:style-name="ce9" office:value-type="float" office:value="2379" calcext:value-type="float">
            <text:p>237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leições2018</text:p>
          </table:table-cell>
          <table:table-cell table:style-name="ce9" office:value-type="float" office:value="2360" calcext:value-type="float">
            <text:p>23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lsonaroPredsidente</text:p>
          </table:table-cell>
          <table:table-cell table:style-name="ce9" office:value-type="float" office:value="2293" calcext:value-type="float">
            <text:p>229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iraVirouHaddad</text:p>
          </table:table-cell>
          <table:table-cell table:style-name="ce9" office:value-type="float" office:value="2252" calcext:value-type="float">
            <text:p>225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rina18</text:p>
          </table:table-cell>
          <table:table-cell table:style-name="ce9" office:value-type="float" office:value="2230" calcext:value-type="float">
            <text:p>22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roNoJornalNacional</text:p>
          </table:table-cell>
          <table:table-cell table:style-name="ce9" office:value-type="float" office:value="2227" calcext:value-type="float">
            <text:p>222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lesimeno1turno</text:p>
          </table:table-cell>
          <table:table-cell table:style-name="ce9" office:value-type="float" office:value="2184" calcext:value-type="float">
            <text:p>21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BrasilVota17</text:p>
          </table:table-cell>
          <table:table-cell table:style-name="ce9" office:value-type="float" office:value="2109" calcext:value-type="float">
            <text:p>210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QuemMandouMatarBolsonaro</text:p>
          </table:table-cell>
          <table:table-cell table:style-name="ce9" office:value-type="float" office:value="2049" calcext:value-type="float">
            <text:p>204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dadPresidente13</text:p>
          </table:table-cell>
          <table:table-cell table:style-name="ce9" office:value-type="float" office:value="1954" calcext:value-type="float">
            <text:p>19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audeNasUrnasEletronicas</text:p>
          </table:table-cell>
          <table:table-cell table:style-name="ce9" office:value-type="float" office:value="1945" calcext:value-type="float">
            <text:p>19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lsonaroCagao</text:p>
          </table:table-cell>
          <table:table-cell table:style-name="ce9" office:value-type="float" office:value="1937" calcext:value-type="float">
            <text:p>193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ia7é17</text:p>
          </table:table-cell>
          <table:table-cell table:style-name="ce9" office:value-type="float" office:value="1832" calcext:value-type="float">
            <text:p>183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eraldo45</text:p>
          </table:table-cell>
          <table:table-cell table:style-name="ce9" office:value-type="float" office:value="1814" calcext:value-type="float">
            <text:p>181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emProDebate</text:p>
          </table:table-cell>
          <table:table-cell table:style-name="ce9" office:value-type="float" office:value="1757" calcext:value-type="float">
            <text:p>175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ayForBrazil</text:p>
          </table:table-cell>
          <table:table-cell table:style-name="ce9" office:value-type="float" office:value="1574" calcext:value-type="float">
            <text:p>157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ubolsominionsecreto</text:p>
          </table:table-cell>
          <table:table-cell table:style-name="ce9" office:value-type="float" office:value="1508" calcext:value-type="float">
            <text:p>150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ÉPelaVidadasMulheres</text:p>
          </table:table-cell>
          <table:table-cell table:style-name="ce9" office:value-type="float" office:value="1496" calcext:value-type="float">
            <text:p>149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lsonaroNaRecord</text:p>
          </table:table-cell>
          <table:table-cell table:style-name="ce9" office:value-type="float" office:value="1424" calcext:value-type="float">
            <text:p>14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lsonaronaglobonews</text:p>
          </table:table-cell>
          <table:table-cell table:style-name="ce9" office:value-type="float" office:value="1342" calcext:value-type="float">
            <text:p>13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rasilcombolsonaro17</text:p>
          </table:table-cell>
          <table:table-cell table:style-name="ce9" office:value-type="float" office:value="1318" calcext:value-type="float">
            <text:p>13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eja600milhoes</text:p>
          </table:table-cell>
          <table:table-cell table:style-name="ce9" office:value-type="float" office:value="1207" calcext:value-type="float">
            <text:p>12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ebateNaGlobo</text:p>
          </table:table-cell>
          <table:table-cell table:style-name="ce9" office:value-type="float" office:value="1187" calcext:value-type="float">
            <text:p>118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lsolao</text:p>
          </table:table-cell>
          <table:table-cell table:style-name="ce9" office:value-type="float" office:value="1175" calcext:value-type="float">
            <text:p>117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lsonaronacadeia</text:p>
          </table:table-cell>
          <table:table-cell table:style-name="ce9" office:value-type="float" office:value="1145" calcext:value-type="float">
            <text:p>11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ddadNaoECristao</text:p>
          </table:table-cell>
          <table:table-cell table:style-name="ce9" office:value-type="float" office:value="1094" calcext:value-type="float">
            <text:p>109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ebateRedeTv</text:p>
          </table:table-cell>
          <table:table-cell table:style-name="ce9" office:value-type="float" office:value="1060" calcext:value-type="float">
            <text:p>10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asticaFake</text:p>
          </table:table-cell>
          <table:table-cell table:style-name="ce9" office:value-type="float" office:value="1022" calcext:value-type="float">
            <text:p>102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tentadoFakeDoPT</text:p>
          </table:table-cell>
          <table:table-cell table:style-name="ce9"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ebateNaBand</text:p>
          </table:table-cell>
          <table:table-cell table:style-name="ce9"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IPBrasil</text:p>
          </table:table-cell>
          <table:table-cell table:style-name="ce9"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ebateSBT</text:p>
          </table:table-cell>
          <table:table-cell table:style-name="ce9"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ãoAceitaremosFraudes</text:p>
          </table:table-cell>
          <table:table-cell table:style-name="ce9"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eraldoNoJN</text:p>
          </table:table-cell>
          <table:table-cell table:style-name="ce9"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roNaGloboNews</text:p>
          </table:table-cell>
          <table:table-cell table:style-name="ce9" office:value-type="float" office:value="782" calcext:value-type="float">
            <text:p>78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rinaNoJornalNacional</text:p>
          </table:table-cell>
          <table:table-cell table:style-name="ce9" office:value-type="float" office:value="767" calcext:value-type="float">
            <text:p>7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uanetNÃO</text:p>
          </table:table-cell>
          <table:table-cell table:style-name="ce9"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lsonaroNaJovemPan</text:p>
          </table:table-cell>
          <table:table-cell table:style-name="ce9"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rinanaglobonews</text:p>
          </table:table-cell>
          <table:table-cell table:style-name="ce9"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lckminNoJornalNacional</text:p>
          </table:table-cell>
          <table:table-cell table:style-name="ce9" office:value-type="float" office:value="689" calcext:value-type="float">
            <text:p>6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ddadÉLulaNoJN</text:p>
          </table:table-cell>
          <table:table-cell table:style-name="ce9" office:value-type="float" office:value="688" calcext:value-type="float">
            <text:p>68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akeNewsDoHaddad</text:p>
          </table:table-cell>
          <table:table-cell table:style-name="ce9" office:value-type="float" office:value="653" calcext:value-type="float">
            <text:p>6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BrasilFelizDeNovo</text:p>
          </table:table-cell>
          <table:table-cell table:style-name="ce9" office:value-type="float" office:value="583" calcext:value-type="float">
            <text:p>58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lsonaroladrão</text:p>
          </table:table-cell>
          <table:table-cell table:style-name="ce9"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PesardoPToBrasilVaiVencerB17</text:p>
          </table:table-cell>
          <table:table-cell table:style-name="ce9"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leição2018</text:p>
          </table:table-cell>
          <table:table-cell table:style-name="ce9"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eraldopresidente</text:p>
          </table:table-cell>
          <table:table-cell table:style-name="ce9"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VotoNaRecordNews</text:p>
          </table:table-cell>
          <table:table-cell table:style-name="ce9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gueiproIbope</text:p>
          </table:table-cell>
          <table:table-cell table:style-name="ce9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lckminELula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ERALDONAGLOBONEWS</text:p>
          </table:table-cell>
          <table:table-cell table:style-name="ce9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rinaSilvaeEduardoJorge18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17Neles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204" calcext:value-type="float">
            <text:p>32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Neles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Neles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PesardoPToBrasilVaiVencerB17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PesardoPToBrasilVaiVencerB17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PesardoPToBrasilVaiVencerB17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abouaPiranhagemPT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597" calcext:value-type="float">
            <text:p>25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abouaPiranhagemPT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abouaPiranhagemPT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oraÉHaddad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2787" calcext:value-type="float">
            <text:p>27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oraÉHaddad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078" calcext:value-type="float">
            <text:p>10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oraÉHaddad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ckminELula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ckminELula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ckminNoJornalNacional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ckminNoJornalNacional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ckminNoJornalNacional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dradeJaEra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2246" calcext:value-type="float">
            <text:p>22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dradeJaEra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801" calcext:value-type="float">
            <text:p>18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dradeJaEra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entadoFakeDoPT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734" calcext:value-type="float">
            <text:p>7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entadoFakeDoPT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entadoFakeDoPT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la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871" calcext:value-type="float">
            <text:p>8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la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la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17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1100" calcext:value-type="float">
            <text:p>111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17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5210" calcext:value-type="float">
            <text:p>52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17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Caga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406" calcext:value-type="float">
            <text:p>14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Caga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Caga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aJovemPan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aJovemPan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aJovemPan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aRecord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722" calcext:value-type="float">
            <text:p>7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aRecord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aRecord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oJornalNacional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4310" calcext:value-type="float">
            <text:p>43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oJornalNacional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810" calcext:value-type="float">
            <text:p>8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oJornalNacional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Predsidente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563" calcext:value-type="float">
            <text:p>15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Predsidente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682" calcext:value-type="float">
            <text:p>6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Predsidente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PresidenteEleit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4549" calcext:value-type="float">
            <text:p>45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PresidenteEleit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PresidenteEleit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rasilViraHaddad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790" calcext:value-type="float">
            <text:p>279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rasilViraHaddad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758" calcext:value-type="float">
            <text:p>17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rasilViraHaddad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gueiproIbope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gueiproIbope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gueiproIbope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ixa2doBolsonar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937" calcext:value-type="float">
            <text:p>19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ixa2doBolsonar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ixa2doBolsonar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ro12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785" calcext:value-type="float">
            <text:p>37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ro12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720" calcext:value-type="float">
            <text:p>172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ro12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roNaGloboNews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687" calcext:value-type="float">
            <text:p>6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roNaGloboNews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roNaGloboNews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roNoJornalNacional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878" calcext:value-type="float">
            <text:p>18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roNoJornalNacional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iroNoJornalNacional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NaBand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NaBand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NaBand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NaGlob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NaGlob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NaGlob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NaRecord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346" calcext:value-type="float">
            <text:p>13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NaRecord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174" calcext:value-type="float">
            <text:p>11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NaRecord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RedeTv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RedeTv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RedeTv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SBT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SBT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bateSBT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a7é17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a7é17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744" calcext:value-type="float">
            <text:p>7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a7é17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taduraNuncaMais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875" calcext:value-type="float">
            <text:p>18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taduraNuncaMais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780" calcext:value-type="float">
            <text:p>178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taduraNuncaMais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NaoEMeuPresidente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2089" calcext:value-type="float">
            <text:p>20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NaoEMeuPresidente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NaoEMeuPresidente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Nã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2532" calcext:value-type="float">
            <text:p>125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Nã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3941" calcext:value-type="float">
            <text:p>39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Nã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986" calcext:value-type="float">
            <text:p>9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Sim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9605" calcext:value-type="float">
            <text:p>96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Sim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5409" calcext:value-type="float">
            <text:p>54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Sim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ção2018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ção2018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ção2018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ções2018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621" calcext:value-type="float">
            <text:p>16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ções2018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721" calcext:value-type="float">
            <text:p>7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ções2018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uVotoBolsonar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4083" calcext:value-type="float">
            <text:p>40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uVotoBolsonar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206" calcext:value-type="float">
            <text:p>12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uVotoBolsonar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akeNewsDoHaddad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akeNewsDoHaddad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akeNewsDoHaddad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caTemer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764" calcext:value-type="float">
            <text:p>37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caTemer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190" calcext:value-type="float">
            <text:p>119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caTemer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audeNasUrnasEletronicas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595" calcext:value-type="float">
            <text:p>15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audeNasUrnasEletronicas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audeNasUrnasEletronicas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RALDONAGLOBONEWS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RALDONAGLOBONEWS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raldo45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028" calcext:value-type="float">
            <text:p>10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raldo45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747" calcext:value-type="float">
            <text:p>7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raldo45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raldoNoJN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raldoNoJN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raldoNoJN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adPresidente13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620" calcext:value-type="float">
            <text:p>162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adPresidente13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adPresidente13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13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8099" calcext:value-type="float">
            <text:p>80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13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3980" calcext:value-type="float">
            <text:p>398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13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712" calcext:value-type="float">
            <text:p>17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ELula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2732" calcext:value-type="float">
            <text:p>27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ELula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845" calcext:value-type="float">
            <text:p>8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ELula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NaoECrista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713" calcext:value-type="float">
            <text:p>7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NaoECrista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NaoECrista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Presidente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2166" calcext:value-type="float">
            <text:p>121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Presidente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3137" calcext:value-type="float">
            <text:p>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Presidente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Sim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4715" calcext:value-type="float">
            <text:p>47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Sim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798" calcext:value-type="float">
            <text:p>17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Sim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ÉLulaNoJN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ÉLulaNoJN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ÉLulaNoJN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airBolsonaro17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270" calcext:value-type="float">
            <text:p>327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airBolsonaro17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577" calcext:value-type="float">
            <text:p>15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airBolsonaro17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ulaTaPresoBabaca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3807" calcext:value-type="float">
            <text:p>38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ulaTaPresoBabaca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970" calcext:value-type="float">
            <text:p>97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ulaTaPresoBabaca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nuNoJaburu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4944" calcext:value-type="float">
            <text:p>49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nuNoJaburu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101" calcext:value-type="float">
            <text:p>21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nuNoJaburu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ina18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ina18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760" calcext:value-type="float">
            <text:p>76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ina18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inaNoJornalNacional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inaNoJornalNacional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inaNoJornalNacional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inaSilvaeEduardoJorge18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inaSilvaeEduardoJorge18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inanaglobonews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inanaglobonews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inanaglobonews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eteirosDoJair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679" calcext:value-type="float">
            <text:p>16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eteirosDoJair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143" calcext:value-type="float">
            <text:p>11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eteirosDoJair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rdeste17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2309" calcext:value-type="float">
            <text:p>23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rdeste17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873" calcext:value-type="float">
            <text:p>8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rdeste17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ãoAceitaremosFraudes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726" calcext:value-type="float">
            <text:p>7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ãoAceitaremosFraudes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ãoAceitaremosFraudes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BrasilFelizDeNov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BrasilFelizDeNov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BrasilFelizDeNov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BrasilVota17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554" calcext:value-type="float">
            <text:p>15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BrasilVota17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BrasilVota17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VotoNaRecord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216" calcext:value-type="float">
            <text:p>12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VotoNaRecord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177" calcext:value-type="float">
            <text:p>11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VotoNaRecord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VotoNaRecordNews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VotoNaRecordNews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VotoNaRecordNews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ayForBrazil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877" calcext:value-type="float">
            <text:p>8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ayForBrazil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ayForBrazil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mMandouMatarBolsonar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889" calcext:value-type="float">
            <text:p>18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mMandouMatarBolsonar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mMandouMatarBolsonar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PBrasil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PBrasil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PBrasil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uanetNÃ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uanetNÃ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uanetNÃ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asticaFake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asticaFake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uasticaFake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emProDebate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289" calcext:value-type="float">
            <text:p>12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emProDebate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emProDebate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iraViraCir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2641" calcext:value-type="float">
            <text:p>26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iraViraCir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819" calcext:value-type="float">
            <text:p>8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iraViraCir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iraVirouHaddad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770" calcext:value-type="float">
            <text:p>177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iraVirouHaddad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iraVirouHaddad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iraVotoHaddad13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074" calcext:value-type="float">
            <text:p>30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iraVotoHaddad13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748" calcext:value-type="float">
            <text:p>7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iraVotoHaddad13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te13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749" calcext:value-type="float">
            <text:p>37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te13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529" calcext:value-type="float">
            <text:p>15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te13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ladrã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ladrã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ladrã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acadeia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863" calcext:value-type="float">
            <text:p>8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acadeia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acadeia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aglobonews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222" calcext:value-type="float">
            <text:p>12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aglobonews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lsonaronaglobonews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rasilcombolsonaro17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rasilcombolsonaro17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rasilcombolsonaro17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cao2018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3882" calcext:value-type="float">
            <text:p>38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cao2018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201" calcext:value-type="float">
            <text:p>22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cao2018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coes2018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1572" calcext:value-type="float">
            <text:p>115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coes2018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5087" calcext:value-type="float">
            <text:p>50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coes2018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ções2018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522" calcext:value-type="float">
            <text:p>15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ções2018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764" calcext:value-type="float">
            <text:p>7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ições2018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simeno1turn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707" calcext:value-type="float">
            <text:p>17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simeno1turn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simeno1turn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raldopresidente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raldopresidente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raldopresidente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neleicoes2018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neleicoes2018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170" calcext:value-type="float">
            <text:p>117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neleicoes2018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é13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2092" calcext:value-type="float">
            <text:p>20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é13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878" calcext:value-type="float">
            <text:p>8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ddadé13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ubolsominionsecret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029" calcext:value-type="float">
            <text:p>10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ubolsominionsecret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ubolsominionsecret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ubolsominionsecreto</text:p>
          </table:table-cell>
          <table:table-cell table:style-name="ce10"/>
          <table:table-cell table:style-name="ce9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udabrasilcombolsonaro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1976" calcext:value-type="float">
            <text:p>19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udabrasilcombolsonaro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560" calcext:value-type="float">
            <text:p>156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udabrasilcombolsonaro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eja600milhoes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eja600milhoes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eja600milhoes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ÉPelaVidadasMulheres</text:p>
          </table:table-cell>
          <table:table-cell table:style-name="ce9" office:value-type="string" calcext:value-type="string">
            <text:p>NEGATIVO</text:p>
          </table:table-cell>
          <table:table-cell table:style-name="ce9" office:value-type="float" office:value="1292" calcext:value-type="float">
            <text:p>12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ÉPelaVidadasMulheres</text:p>
          </table:table-cell>
          <table:table-cell table:style-name="ce9" office:value-type="string" calcext:value-type="string">
            <text:p>POSITIVO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ÉPelaVidadasMulheres</text:p>
          </table:table-cell>
          <table:table-cell table:style-name="ce9" office:value-type="string" calcext:value-type="string">
            <text:p>NEUTRO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104822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raficos-hastag" table:style-name="ta1">
        <table:shapes>
          <draw:frame draw:z-index="0" draw:style-name="gr1" draw:text-style-name="P1" svg:width="159.99mm" svg:height="89.99mm" svg:x="22.34mm" svg:y="13.55mm">
            <draw:object draw:notify-on-update-of-ranges="'valencia-hashtag'.B182:'valencia-hashtag'.B182 'valencia-hashtag'.C182:'valencia-hashtag'.C182 'valencia-hashtag'.B183:'valencia-hashtag'.B183 'valencia-hashtag'.C183:'valencia-hashtag'.C183 'valencia-hashtag'.B184:'valencia-hashtag'.B184 'valencia-hashtag'.C184:'valencia-hashtag'.C184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" draw:text-style-name="P1" svg:width="159.99mm" svg:height="89.99mm" svg:x="23.09mm" svg:y="113.15mm">
            <draw:object draw:notify-on-update-of-ranges="'valencia-hashtag'.B321:'valencia-hashtag'.B321 'valencia-hashtag'.C321:'valencia-hashtag'.C321 'valencia-hashtag'.B322:'valencia-hashtag'.B322 'valencia-hashtag'.C322:'valencia-hashtag'.C322 'valencia-hashtag'.B323:'valencia-hashtag'.B323 'valencia-hashtag'.C323:'valencia-hashtag'.C323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" draw:style-name="gr1" draw:text-style-name="P1" svg:width="159.99mm" svg:height="89.99mm" svg:x="22.59mm" svg:y="216.76mm">
            <draw:object draw:notify-on-update-of-ranges="'valencia-hashtag'.B119:'valencia-hashtag'.B119 'valencia-hashtag'.C119:'valencia-hashtag'.C119 'valencia-hashtag'.B120:'valencia-hashtag'.B120 'valencia-hashtag'.C120:'valencia-hashtag'.C120 'valencia-hashtag'.B121:'valencia-hashtag'.B121 'valencia-hashtag'.C121:'valencia-hashtag'.C12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" draw:text-style-name="P1" svg:width="159.99mm" svg:height="89.99mm" svg:x="23.07mm" svg:y="321.87mm">
            <draw:object draw:notify-on-update-of-ranges="'valencia-hashtag'.B226:'valencia-hashtag'.B226 'valencia-hashtag'.C226:'valencia-hashtag'.C226 'valencia-hashtag'.B227:'valencia-hashtag'.B227 'valencia-hashtag'.C227:'valencia-hashtag'.C227 'valencia-hashtag'.B228:'valencia-hashtag'.B228 'valencia-hashtag'.C228:'valencia-hashtag'.C228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4" draw:style-name="gr1" draw:text-style-name="P1" svg:width="159.99mm" svg:height="89.99mm" svg:x="22.59mm" svg:y="426.22mm">
            <draw:object draw:notify-on-update-of-ranges="'valencia-hashtag'.B217:'valencia-hashtag'.B217 'valencia-hashtag'.C217:'valencia-hashtag'.C217 'valencia-hashtag'.B218:'valencia-hashtag'.B218 'valencia-hashtag'.C218:'valencia-hashtag'.C218 'valencia-hashtag'.B219:'valencia-hashtag'.B219 'valencia-hashtag'.C219:'valencia-hashtag'.C219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5" draw:style-name="gr1" draw:text-style-name="P1" svg:width="159.99mm" svg:height="89.99mm" svg:x="22.59mm" svg:y="531.58mm">
            <draw:object draw:notify-on-update-of-ranges="'valencia-hashtag'.D4:'valencia-hashtag'.D4 'valencia-hashtag'.E4:'valencia-hashtag'.E4 'valencia-hashtag'.D5:'valencia-hashtag'.D5 'valencia-hashtag'.E5:'valencia-hashtag'.E5 'valencia-hashtag'.D6:'valencia-hashtag'.D6 'valencia-hashtag'.E6:'valencia-hashtag'.E6 'valencia-hashtag'.D7:'valencia-hashtag'.D7 'valencia-hashtag'.E7:'valencia-hashtag'.E7 'valencia-hashtag'.D8:'valencia-hashtag'.D8 'valencia-hashtag'.E8:'valencia-hashtag'.E8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17:17:40.99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4:33:33.295000000</meta:creation-date>
    <dc:date>2018-11-25T17:36:51.913000000</dc:date>
    <meta:editing-duration>PT1H26M59S</meta:editing-duration>
    <meta:editing-cycles>33</meta:editing-cycles>
    <meta:generator>LibreOffice/6.1.3.2$Windows_X86_64 LibreOffice_project/86daf60bf00efa86ad547e59e09d6bb77c699acb</meta:generator>
    <meta:document-statistic meta:table-count="10" meta:cell-count="1153" meta:object-count="26"/>
    <meta:user-defined meta:name="date">YYYY-11-DDT14:31:41.568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facebook'.B4:'valencia-facebook'.C6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6.311cm" svg:y="8.019cm" chart:style-name="ch5">
              <text:p>Ciro Gomes</text:p>
            </chart:title>
          </chart:axis>
          <chart:axis chart:dimension="y" chart:name="primary-y" chart:style-name="ch6">
            <chart:title svg:x="0.451cm" svg:y="5.746cm" chart:style-name="ch7">
              <text:p>Comentários Facebook</text:p>
            </chart:title>
          </chart:axis>
          <chart:series chart:style-name="ch8" chart:values-cell-range-address="'valencia-facebook'.C4:'valencia-facebook'.C4" chart:label-cell-address="'valencia-facebook'.B4:'valencia-facebook'.B4" chart:class="chart:bar">
            <chart:data-point/>
          </chart:series>
          <chart:series chart:style-name="ch9" chart:values-cell-range-address="'valencia-facebook'.C5:'valencia-facebook'.C5" chart:label-cell-address="'valencia-facebook'.B5:'valencia-facebook'.B5" chart:class="chart:bar">
            <chart:data-point/>
          </chart:series>
          <chart:series chart:style-name="ch10" chart:values-cell-range-address="'valencia-facebook'.C6:'valencia-facebook'.C6" chart:label-cell-address="'valencia-facebook'.B6:'valencia-facebook'.B6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facebook'.B4:'valencia-facebook'.B4</svg:desc>
                </draw:g>
              </table:table-cell>
              <table:table-cell office:value-type="float" office:value="7571">
                <text:p>7571</text:p>
                <draw:g>
                  <svg:desc>'valencia-facebook'.C4:'valencia-facebook'.C4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facebook'.B5:'valencia-facebook'.B5</svg:desc>
                </draw:g>
              </table:table-cell>
              <table:table-cell office:value-type="float" office:value="6579">
                <text:p>6579</text:p>
                <draw:g>
                  <svg:desc>'valencia-facebook'.C5:'valencia-facebook'.C5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facebook'.B6:'valencia-facebook'.B6</svg:desc>
                </draw:g>
              </table:table-cell>
              <table:table-cell office:value-type="float" office:value="448">
                <text:p>448</text:p>
                <draw:g>
                  <svg:desc>'valencia-facebook'.C6:'valencia-facebook'.C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instagram'.B25:'valencia-instagram'.C27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6.271cm" svg:y="8.019cm" chart:style-name="ch5">
              <text:p>Marina Silva</text:p>
            </chart:title>
          </chart:axis>
          <chart:axis chart:dimension="y" chart:name="primary-y" chart:style-name="ch6">
            <chart:title svg:x="0.451cm" svg:y="5.746cm" chart:style-name="ch7">
              <text:p>Comentários Instagram</text:p>
            </chart:title>
          </chart:axis>
          <chart:series chart:style-name="ch8" chart:values-cell-range-address="'valencia-instagram'.C25:'valencia-instagram'.C25" chart:label-cell-address="'valencia-instagram'.B25:'valencia-instagram'.B25" chart:class="chart:bar">
            <chart:data-point/>
          </chart:series>
          <chart:series chart:style-name="ch9" chart:values-cell-range-address="'valencia-instagram'.C26:'valencia-instagram'.C26" chart:label-cell-address="'valencia-instagram'.B26:'valencia-instagram'.B26" chart:class="chart:bar">
            <chart:data-point/>
          </chart:series>
          <chart:series chart:style-name="ch10" chart:values-cell-range-address="'valencia-instagram'.C27:'valencia-instagram'.C27" chart:label-cell-address="'valencia-instagram'.B27:'valencia-instagram'.B27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instagram'.B25:'valencia-instagram'.B25</svg:desc>
                </draw:g>
              </table:table-cell>
              <table:table-cell office:value-type="float" office:value="4919">
                <text:p>4919</text:p>
                <draw:g>
                  <svg:desc>'valencia-instagram'.C25:'valencia-instagram'.C25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instagram'.B26:'valencia-instagram'.B26</svg:desc>
                </draw:g>
              </table:table-cell>
              <table:table-cell office:value-type="float" office:value="4239">
                <text:p>4239</text:p>
                <draw:g>
                  <svg:desc>'valencia-instagram'.C26:'valencia-instagram'.C26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instagram'.B27:'valencia-instagram'.B27</svg:desc>
                </draw:g>
              </table:table-cell>
              <table:table-cell office:value-type="float" office:value="492">
                <text:p>492</text:p>
                <draw:g>
                  <svg:desc>'valencia-instagram'.C27:'valencia-instagram'.C27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twitter'.B4:'valencia-twitter'.C6" chart:data-source-has-labels="column" svg:x="1.331cm" svg:y="0.18cm" svg:width="11.795cm" svg:height="7.659cm">
          <chartooo:coordinate-region svg:x="2.508cm" svg:y="0.379cm" svg:width="10.618cm" svg:height="7.261cm"/>
          <chart:axis chart:dimension="x" chart:name="primary-x" chart:style-name="ch4">
            <chart:title svg:x="6.311cm" svg:y="8.019cm" chart:style-name="ch5">
              <text:p>Ciro Gomes</text:p>
            </chart:title>
          </chart:axis>
          <chart:axis chart:dimension="y" chart:name="primary-y" chart:style-name="ch6">
            <chart:title svg:x="0.451cm" svg:y="5.508cm" chart:style-name="ch7">
              <text:p>Comentários Twitter</text:p>
            </chart:title>
          </chart:axis>
          <chart:series chart:style-name="ch8" chart:values-cell-range-address="'valencia-twitter'.C4:'valencia-twitter'.C4" chart:label-cell-address="'valencia-twitter'.B4:'valencia-twitter'.B4" chart:class="chart:bar">
            <chart:data-point/>
          </chart:series>
          <chart:series chart:style-name="ch9" chart:values-cell-range-address="'valencia-twitter'.C5:'valencia-twitter'.C5" chart:label-cell-address="'valencia-twitter'.B5:'valencia-twitter'.B5" chart:class="chart:bar">
            <chart:data-point/>
          </chart:series>
          <chart:series chart:style-name="ch10" chart:values-cell-range-address="'valencia-twitter'.C6:'valencia-twitter'.C6" chart:label-cell-address="'valencia-twitter'.B6:'valencia-twitter'.B6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twitter'.B4:'valencia-twitter'.B4</svg:desc>
                </draw:g>
              </table:table-cell>
              <table:table-cell office:value-type="float" office:value="10039">
                <text:p>10039</text:p>
                <draw:g>
                  <svg:desc>'valencia-twitter'.C4:'valencia-twitter'.C4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twitter'.B5:'valencia-twitter'.B5</svg:desc>
                </draw:g>
              </table:table-cell>
              <table:table-cell office:value-type="float" office:value="7454">
                <text:p>7454</text:p>
                <draw:g>
                  <svg:desc>'valencia-twitter'.C5:'valencia-twitter'.C5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twitter'.B6:'valencia-twitter'.B6</svg:desc>
                </draw:g>
              </table:table-cell>
              <table:table-cell office:value-type="float" office:value="674">
                <text:p>674</text:p>
                <draw:g>
                  <svg:desc>'valencia-twitter'.C6:'valencia-twitter'.C6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twitter'.B10:'valencia-twitter'.C12" chart:data-source-has-labels="column" svg:x="1.331cm" svg:y="0.18cm" svg:width="11.795cm" svg:height="7.659cm">
          <chartooo:coordinate-region svg:x="2.508cm" svg:y="0.379cm" svg:width="10.618cm" svg:height="7.261cm"/>
          <chart:axis chart:dimension="x" chart:name="primary-x" chart:style-name="ch4">
            <chart:title svg:x="5.848cm" svg:y="8.019cm" chart:style-name="ch5">
              <text:p>Fernando Haddad</text:p>
            </chart:title>
          </chart:axis>
          <chart:axis chart:dimension="y" chart:name="primary-y" chart:style-name="ch6">
            <chart:title svg:x="0.451cm" svg:y="5.508cm" chart:style-name="ch7">
              <text:p>Comentários Twitter</text:p>
            </chart:title>
          </chart:axis>
          <chart:series chart:style-name="ch8" chart:values-cell-range-address="'valencia-twitter'.C10:'valencia-twitter'.C10" chart:label-cell-address="'valencia-twitter'.B10:'valencia-twitter'.B10" chart:class="chart:bar">
            <chart:data-point/>
          </chart:series>
          <chart:series chart:style-name="ch9" chart:values-cell-range-address="'valencia-twitter'.C11:'valencia-twitter'.C11" chart:label-cell-address="'valencia-twitter'.B11:'valencia-twitter'.B11" chart:class="chart:bar">
            <chart:data-point/>
          </chart:series>
          <chart:series chart:style-name="ch10" chart:values-cell-range-address="'valencia-twitter'.C12:'valencia-twitter'.C12" chart:label-cell-address="'valencia-twitter'.B12:'valencia-twitter'.B1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twitter'.B10:'valencia-twitter'.B10</svg:desc>
                </draw:g>
              </table:table-cell>
              <table:table-cell office:value-type="float" office:value="19432">
                <text:p>19432</text:p>
                <draw:g>
                  <svg:desc>'valencia-twitter'.C10:'valencia-twitter'.C10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twitter'.B11:'valencia-twitter'.B11</svg:desc>
                </draw:g>
              </table:table-cell>
              <table:table-cell office:value-type="float" office:value="13243">
                <text:p>13243</text:p>
                <draw:g>
                  <svg:desc>'valencia-twitter'.C11:'valencia-twitter'.C11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twitter'.B12:'valencia-twitter'.B12</svg:desc>
                </draw:g>
              </table:table-cell>
              <table:table-cell office:value-type="float" office:value="1485">
                <text:p>1485</text:p>
                <draw:g>
                  <svg:desc>'valencia-twitter'.C12:'valencia-twitter'.C12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twitter'.B15:'valencia-twitter'.C17" chart:data-source-has-labels="column" svg:x="1.331cm" svg:y="0.18cm" svg:width="11.795cm" svg:height="7.659cm">
          <chartooo:coordinate-region svg:x="2.508cm" svg:y="0.379cm" svg:width="10.618cm" svg:height="7.261cm"/>
          <chart:axis chart:dimension="x" chart:name="primary-x" chart:style-name="ch4">
            <chart:title svg:x="5.98cm" svg:y="8.019cm" chart:style-name="ch5">
              <text:p>Geraldo Alckmin</text:p>
            </chart:title>
          </chart:axis>
          <chart:axis chart:dimension="y" chart:name="primary-y" chart:style-name="ch6">
            <chart:title svg:x="0.451cm" svg:y="5.508cm" chart:style-name="ch7">
              <text:p>Comentários Twitter</text:p>
            </chart:title>
          </chart:axis>
          <chart:series chart:style-name="ch8" chart:values-cell-range-address="'valencia-twitter'.C15:'valencia-twitter'.C15" chart:label-cell-address="'valencia-twitter'.B15:'valencia-twitter'.B15" chart:class="chart:bar">
            <chart:data-point/>
          </chart:series>
          <chart:series chart:style-name="ch9" chart:values-cell-range-address="'valencia-twitter'.C16:'valencia-twitter'.C16" chart:label-cell-address="'valencia-twitter'.B16:'valencia-twitter'.B16" chart:class="chart:bar">
            <chart:data-point/>
          </chart:series>
          <chart:series chart:style-name="ch10" chart:values-cell-range-address="'valencia-twitter'.C17:'valencia-twitter'.C17" chart:label-cell-address="'valencia-twitter'.B17:'valencia-twitter'.B17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twitter'.B15:'valencia-twitter'.B15</svg:desc>
                </draw:g>
              </table:table-cell>
              <table:table-cell office:value-type="float" office:value="10346">
                <text:p>10346</text:p>
                <draw:g>
                  <svg:desc>'valencia-twitter'.C15:'valencia-twitter'.C15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twitter'.B16:'valencia-twitter'.B16</svg:desc>
                </draw:g>
              </table:table-cell>
              <table:table-cell office:value-type="float" office:value="6364">
                <text:p>6364</text:p>
                <draw:g>
                  <svg:desc>'valencia-twitter'.C16:'valencia-twitter'.C16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twitter'.B17:'valencia-twitter'.B17</svg:desc>
                </draw:g>
              </table:table-cell>
              <table:table-cell office:value-type="float" office:value="643">
                <text:p>643</text:p>
                <draw:g>
                  <svg:desc>'valencia-twitter'.C17:'valencia-twitter'.C17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twitter'.B20:'valencia-twitter'.C22" chart:data-source-has-labels="column" svg:x="1.331cm" svg:y="0.18cm" svg:width="11.795cm" svg:height="7.659cm">
          <chartooo:coordinate-region svg:x="2.508cm" svg:y="0.379cm" svg:width="10.618cm" svg:height="7.261cm"/>
          <chart:axis chart:dimension="x" chart:name="primary-x" chart:style-name="ch4">
            <chart:title svg:x="6.126cm" svg:y="8.019cm" chart:style-name="ch5">
              <text:p>Jair Bolsonaro</text:p>
            </chart:title>
          </chart:axis>
          <chart:axis chart:dimension="y" chart:name="primary-y" chart:style-name="ch6">
            <chart:title svg:x="0.451cm" svg:y="5.508cm" chart:style-name="ch7">
              <text:p>Comentários Twitter</text:p>
            </chart:title>
          </chart:axis>
          <chart:series chart:style-name="ch8" chart:values-cell-range-address="'valencia-twitter'.C20:'valencia-twitter'.C20" chart:label-cell-address="'valencia-twitter'.B20:'valencia-twitter'.B20" chart:class="chart:bar">
            <chart:data-point/>
          </chart:series>
          <chart:series chart:style-name="ch9" chart:values-cell-range-address="'valencia-twitter'.C21:'valencia-twitter'.C21" chart:label-cell-address="'valencia-twitter'.B21:'valencia-twitter'.B21" chart:class="chart:bar">
            <chart:data-point/>
          </chart:series>
          <chart:series chart:style-name="ch10" chart:values-cell-range-address="'valencia-twitter'.C22:'valencia-twitter'.C22" chart:label-cell-address="'valencia-twitter'.B22:'valencia-twitter'.B2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twitter'.B20:'valencia-twitter'.B20</svg:desc>
                </draw:g>
              </table:table-cell>
              <table:table-cell office:value-type="float" office:value="19585">
                <text:p>19585</text:p>
                <draw:g>
                  <svg:desc>'valencia-twitter'.C20:'valencia-twitter'.C20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twitter'.B21:'valencia-twitter'.B21</svg:desc>
                </draw:g>
              </table:table-cell>
              <table:table-cell office:value-type="float" office:value="14603">
                <text:p>14603</text:p>
                <draw:g>
                  <svg:desc>'valencia-twitter'.C21:'valencia-twitter'.C21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twitter'.B22:'valencia-twitter'.B22</svg:desc>
                </draw:g>
              </table:table-cell>
              <table:table-cell office:value-type="float" office:value="1050">
                <text:p>1050</text:p>
                <draw:g>
                  <svg:desc>'valencia-twitter'.C22:'valencia-twitter'.C22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twitter'.B25:'valencia-twitter'.C27" chart:data-source-has-labels="column" svg:x="1.331cm" svg:y="0.18cm" svg:width="11.795cm" svg:height="7.659cm">
          <chartooo:coordinate-region svg:x="2.508cm" svg:y="0.379cm" svg:width="10.618cm" svg:height="7.261cm"/>
          <chart:axis chart:dimension="x" chart:name="primary-x" chart:style-name="ch4">
            <chart:title svg:x="6.271cm" svg:y="8.019cm" chart:style-name="ch5">
              <text:p>Marina Silva</text:p>
            </chart:title>
          </chart:axis>
          <chart:axis chart:dimension="y" chart:name="primary-y" chart:style-name="ch6">
            <chart:title svg:x="0.451cm" svg:y="5.508cm" chart:style-name="ch7">
              <text:p>Comentários Twitter</text:p>
            </chart:title>
          </chart:axis>
          <chart:series chart:style-name="ch8" chart:values-cell-range-address="'valencia-twitter'.C25:'valencia-twitter'.C25" chart:label-cell-address="'valencia-twitter'.B25:'valencia-twitter'.B25" chart:class="chart:bar">
            <chart:data-point/>
          </chart:series>
          <chart:series chart:style-name="ch9" chart:values-cell-range-address="'valencia-twitter'.C26:'valencia-twitter'.C26" chart:label-cell-address="'valencia-twitter'.B26:'valencia-twitter'.B26" chart:class="chart:bar">
            <chart:data-point/>
          </chart:series>
          <chart:series chart:style-name="ch10" chart:values-cell-range-address="'valencia-twitter'.C27:'valencia-twitter'.C27" chart:label-cell-address="'valencia-twitter'.B27:'valencia-twitter'.B27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twitter'.B25:'valencia-twitter'.B25</svg:desc>
                </draw:g>
              </table:table-cell>
              <table:table-cell office:value-type="float" office:value="14199">
                <text:p>14199</text:p>
                <draw:g>
                  <svg:desc>'valencia-twitter'.C25:'valencia-twitter'.C25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twitter'.B26:'valencia-twitter'.B26</svg:desc>
                </draw:g>
              </table:table-cell>
              <table:table-cell office:value-type="float" office:value="8133">
                <text:p>8133</text:p>
                <draw:g>
                  <svg:desc>'valencia-twitter'.C26:'valencia-twitter'.C26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twitter'.B27:'valencia-twitter'.B27</svg:desc>
                </draw:g>
              </table:table-cell>
              <table:table-cell office:value-type="float" office:value="800">
                <text:p>800</text:p>
                <draw:g>
                  <svg:desc>'valencia-twitter'.C27:'valencia-twitter'.C27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youtube'.B4:'valencia-youtube'.C6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6.311cm" svg:y="8.019cm" chart:style-name="ch5">
              <text:p>Ciro Gomes</text:p>
            </chart:title>
          </chart:axis>
          <chart:axis chart:dimension="y" chart:name="primary-y" chart:style-name="ch6">
            <chart:title svg:x="0.451cm" svg:y="5.641cm" chart:style-name="ch7">
              <text:p>Comentários Youtube</text:p>
            </chart:title>
          </chart:axis>
          <chart:series chart:style-name="ch8" chart:values-cell-range-address="'valencia-youtube'.C4:'valencia-youtube'.C4" chart:label-cell-address="'valencia-youtube'.B4:'valencia-youtube'.B4" chart:class="chart:bar">
            <chart:data-point/>
          </chart:series>
          <chart:series chart:style-name="ch9" chart:values-cell-range-address="'valencia-youtube'.C5:'valencia-youtube'.C5" chart:label-cell-address="'valencia-youtube'.B5:'valencia-youtube'.B5" chart:class="chart:bar">
            <chart:data-point/>
          </chart:series>
          <chart:series chart:style-name="ch10" chart:values-cell-range-address="'valencia-youtube'.C6:'valencia-youtube'.C6" chart:label-cell-address="'valencia-youtube'.B6:'valencia-youtube'.B6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youtube'.B4:'valencia-youtube'.B4</svg:desc>
                </draw:g>
              </table:table-cell>
              <table:table-cell office:value-type="float" office:value="1087">
                <text:p>1087</text:p>
                <draw:g>
                  <svg:desc>'valencia-youtube'.C4:'valencia-youtube'.C4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youtube'.B5:'valencia-youtube'.B5</svg:desc>
                </draw:g>
              </table:table-cell>
              <table:table-cell office:value-type="float" office:value="774">
                <text:p>774</text:p>
                <draw:g>
                  <svg:desc>'valencia-youtube'.C5:'valencia-youtube'.C5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youtube'.B6:'valencia-youtube'.B6</svg:desc>
                </draw:g>
              </table:table-cell>
              <table:table-cell office:value-type="float" office:value="58">
                <text:p>58</text:p>
                <draw:g>
                  <svg:desc>'valencia-youtube'.C6:'valencia-youtube'.C6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youtube'.B9:'valencia-youtube'.C11" chart:data-source-has-labels="column" svg:x="1.331cm" svg:y="0.18cm" svg:width="11.795cm" svg:height="7.659cm">
          <chartooo:coordinate-region svg:x="2.058cm" svg:y="0.379cm" svg:width="11.068cm" svg:height="7.261cm"/>
          <chart:axis chart:dimension="x" chart:name="primary-x" chart:style-name="ch4">
            <chart:title svg:x="5.848cm" svg:y="8.019cm" chart:style-name="ch5">
              <text:p>Fernando Haddad</text:p>
            </chart:title>
          </chart:axis>
          <chart:axis chart:dimension="y" chart:name="primary-y" chart:style-name="ch6">
            <chart:title svg:x="0.451cm" svg:y="5.641cm" chart:style-name="ch7">
              <text:p>Comentários Youtube</text:p>
            </chart:title>
          </chart:axis>
          <chart:series chart:style-name="ch8" chart:values-cell-range-address="'valencia-youtube'.C9:'valencia-youtube'.C9" chart:label-cell-address="'valencia-youtube'.B9:'valencia-youtube'.B9" chart:class="chart:bar">
            <chart:data-point/>
          </chart:series>
          <chart:series chart:style-name="ch9" chart:values-cell-range-address="'valencia-youtube'.C10:'valencia-youtube'.C10" chart:label-cell-address="'valencia-youtube'.B10:'valencia-youtube'.B10" chart:class="chart:bar">
            <chart:data-point/>
          </chart:series>
          <chart:series chart:style-name="ch10" chart:values-cell-range-address="'valencia-youtube'.C11:'valencia-youtube'.C11" chart:label-cell-address="'valencia-youtube'.B11:'valencia-youtube'.B1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youtube'.B9:'valencia-youtube'.B9</svg:desc>
                </draw:g>
              </table:table-cell>
              <table:table-cell office:value-type="float" office:value="0">
                <text:p>0</text:p>
                <draw:g>
                  <svg:desc>'valencia-youtube'.C9:'valencia-youtube'.C9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youtube'.B10:'valencia-youtube'.B10</svg:desc>
                </draw:g>
              </table:table-cell>
              <table:table-cell office:value-type="float" office:value="0">
                <text:p>0</text:p>
                <draw:g>
                  <svg:desc>'valencia-youtube'.C10:'valencia-youtube'.C10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youtube'.B11:'valencia-youtube'.B11</svg:desc>
                </draw:g>
              </table:table-cell>
              <table:table-cell office:value-type="float" office:value="0">
                <text:p>0</text:p>
                <draw:g>
                  <svg:desc>'valencia-youtube'.C11:'valencia-youtube'.C11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youtube'.B14:'valencia-youtube'.C16" chart:data-source-has-labels="column" svg:x="1.331cm" svg:y="0.18cm" svg:width="11.795cm" svg:height="7.659cm">
          <chartooo:coordinate-region svg:x="2.138cm" svg:y="0.379cm" svg:width="10.988cm" svg:height="7.261cm"/>
          <chart:axis chart:dimension="x" chart:name="primary-x" chart:style-name="ch4">
            <chart:title svg:x="5.98cm" svg:y="8.019cm" chart:style-name="ch5">
              <text:p>Geraldo Alckmin</text:p>
            </chart:title>
          </chart:axis>
          <chart:axis chart:dimension="y" chart:name="primary-y" chart:style-name="ch6">
            <chart:title svg:x="0.451cm" svg:y="5.641cm" chart:style-name="ch7">
              <text:p>Comentários Youtube</text:p>
            </chart:title>
          </chart:axis>
          <chart:series chart:style-name="ch8" chart:values-cell-range-address="'valencia-youtube'.C14:'valencia-youtube'.C14" chart:label-cell-address="'valencia-youtube'.B14:'valencia-youtube'.B14" chart:class="chart:bar">
            <chart:data-point/>
          </chart:series>
          <chart:series chart:style-name="ch9" chart:values-cell-range-address="'valencia-youtube'.C15:'valencia-youtube'.C15" chart:label-cell-address="'valencia-youtube'.B15:'valencia-youtube'.B15" chart:class="chart:bar">
            <chart:data-point/>
          </chart:series>
          <chart:series chart:style-name="ch10" chart:values-cell-range-address="'valencia-youtube'.C16:'valencia-youtube'.C16" chart:label-cell-address="'valencia-youtube'.B16:'valencia-youtube'.B16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youtube'.B14:'valencia-youtube'.B14</svg:desc>
                </draw:g>
              </table:table-cell>
              <table:table-cell office:value-type="float" office:value="555">
                <text:p>555</text:p>
                <draw:g>
                  <svg:desc>'valencia-youtube'.C14:'valencia-youtube'.C14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youtube'.B15:'valencia-youtube'.B15</svg:desc>
                </draw:g>
              </table:table-cell>
              <table:table-cell office:value-type="float" office:value="339">
                <text:p>339</text:p>
                <draw:g>
                  <svg:desc>'valencia-youtube'.C15:'valencia-youtube'.C15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youtube'.B16:'valencia-youtube'.B16</svg:desc>
                </draw:g>
              </table:table-cell>
              <table:table-cell office:value-type="float" office:value="42">
                <text:p>42</text:p>
                <draw:g>
                  <svg:desc>'valencia-youtube'.C16:'valencia-youtube'.C16</svg:desc>
                </draw:g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youtube'.B19:'valencia-youtube'.C21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6.126cm" svg:y="8.019cm" chart:style-name="ch5">
              <text:p>Jair Bolsonaro</text:p>
            </chart:title>
          </chart:axis>
          <chart:axis chart:dimension="y" chart:name="primary-y" chart:style-name="ch6">
            <chart:title svg:x="0.451cm" svg:y="5.641cm" chart:style-name="ch7">
              <text:p>Comentários Youtube</text:p>
            </chart:title>
          </chart:axis>
          <chart:series chart:style-name="ch8" chart:values-cell-range-address="'valencia-youtube'.C19:'valencia-youtube'.C19" chart:label-cell-address="'valencia-youtube'.B19:'valencia-youtube'.B19" chart:class="chart:bar">
            <chart:data-point/>
          </chart:series>
          <chart:series chart:style-name="ch9" chart:values-cell-range-address="'valencia-youtube'.C20:'valencia-youtube'.C20" chart:label-cell-address="'valencia-youtube'.B20:'valencia-youtube'.B20" chart:class="chart:bar">
            <chart:data-point/>
          </chart:series>
          <chart:series chart:style-name="ch10" chart:values-cell-range-address="'valencia-youtube'.C21:'valencia-youtube'.C21" chart:label-cell-address="'valencia-youtube'.B21:'valencia-youtube'.B2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youtube'.B19:'valencia-youtube'.B19</svg:desc>
                </draw:g>
              </table:table-cell>
              <table:table-cell office:value-type="float" office:value="2392">
                <text:p>2392</text:p>
                <draw:g>
                  <svg:desc>'valencia-youtube'.C19:'valencia-youtube'.C19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youtube'.B20:'valencia-youtube'.B20</svg:desc>
                </draw:g>
              </table:table-cell>
              <table:table-cell office:value-type="float" office:value="1515">
                <text:p>1515</text:p>
                <draw:g>
                  <svg:desc>'valencia-youtube'.C20:'valencia-youtube'.C20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youtube'.B21:'valencia-youtube'.B21</svg:desc>
                </draw:g>
              </table:table-cell>
              <table:table-cell office:value-type="float" office:value="90">
                <text:p>90</text:p>
                <draw:g>
                  <svg:desc>'valencia-youtube'.C21:'valencia-youtube'.C21</svg:desc>
                </draw:g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facebook'.B10:'valencia-facebook'.C12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5.848cm" svg:y="8.019cm" chart:style-name="ch5">
              <text:p>Fernando Haddad</text:p>
            </chart:title>
          </chart:axis>
          <chart:axis chart:dimension="y" chart:name="primary-y" chart:style-name="ch6">
            <chart:title svg:x="0.451cm" svg:y="5.746cm" chart:style-name="ch7">
              <text:p>Comentários Facebook</text:p>
            </chart:title>
          </chart:axis>
          <chart:series chart:style-name="ch8" chart:values-cell-range-address="'valencia-facebook'.C10:'valencia-facebook'.C10" chart:label-cell-address="'valencia-facebook'.B10:'valencia-facebook'.B10" chart:class="chart:bar">
            <chart:data-point/>
          </chart:series>
          <chart:series chart:style-name="ch9" chart:values-cell-range-address="'valencia-facebook'.C11:'valencia-facebook'.C11" chart:label-cell-address="'valencia-facebook'.B11:'valencia-facebook'.B11" chart:class="chart:bar">
            <chart:data-point/>
          </chart:series>
          <chart:series chart:style-name="ch10" chart:values-cell-range-address="'valencia-facebook'.C12:'valencia-facebook'.C12" chart:label-cell-address="'valencia-facebook'.B12:'valencia-facebook'.B1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facebook'.B10:'valencia-facebook'.B10</svg:desc>
                </draw:g>
              </table:table-cell>
              <table:table-cell office:value-type="float" office:value="8101">
                <text:p>8101</text:p>
                <draw:g>
                  <svg:desc>'valencia-facebook'.C10:'valencia-facebook'.C10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facebook'.B11:'valencia-facebook'.B11</svg:desc>
                </draw:g>
              </table:table-cell>
              <table:table-cell office:value-type="float" office:value="5419">
                <text:p>5419</text:p>
                <draw:g>
                  <svg:desc>'valencia-facebook'.C11:'valencia-facebook'.C11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facebook'.B12:'valencia-facebook'.B12</svg:desc>
                </draw:g>
              </table:table-cell>
              <table:table-cell office:value-type="float" office:value="1269">
                <text:p>1269</text:p>
                <draw:g>
                  <svg:desc>'valencia-facebook'.C12:'valencia-facebook'.C1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youtube'.B24:'valencia-youtube'.C26" chart:data-source-has-labels="column" svg:x="1.331cm" svg:y="0.18cm" svg:width="11.795cm" svg:height="7.659cm">
          <chartooo:coordinate-region svg:x="2.323cm" svg:y="0.38cm" svg:width="10.803cm" svg:height="7.26cm"/>
          <chart:axis chart:dimension="x" chart:name="primary-x" chart:style-name="ch4">
            <chart:title svg:x="6.271cm" svg:y="8.019cm" chart:style-name="ch5">
              <text:p>Marina Silva</text:p>
            </chart:title>
          </chart:axis>
          <chart:axis chart:dimension="y" chart:name="primary-y" chart:style-name="ch6">
            <chart:title svg:x="0.451cm" svg:y="5.641cm" chart:style-name="ch7">
              <text:p>Comentários Youtube</text:p>
            </chart:title>
          </chart:axis>
          <chart:series chart:style-name="ch8" chart:values-cell-range-address="'valencia-youtube'.C24:'valencia-youtube'.C24" chart:label-cell-address="'valencia-youtube'.B24:'valencia-youtube'.B24" chart:class="chart:bar">
            <chart:data-point/>
          </chart:series>
          <chart:series chart:style-name="ch9" chart:values-cell-range-address="'valencia-youtube'.C25:'valencia-youtube'.C25" chart:label-cell-address="'valencia-youtube'.B25:'valencia-youtube'.B25" chart:class="chart:bar">
            <chart:data-point/>
          </chart:series>
          <chart:series chart:style-name="ch10" chart:values-cell-range-address="'valencia-youtube'.C26:'valencia-youtube'.C26" chart:label-cell-address="'valencia-youtube'.B26:'valencia-youtube'.B26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youtube'.B24:'valencia-youtube'.B24</svg:desc>
                </draw:g>
              </table:table-cell>
              <table:table-cell office:value-type="float" office:value="1161">
                <text:p>1161</text:p>
                <draw:g>
                  <svg:desc>'valencia-youtube'.C24:'valencia-youtube'.C24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youtube'.B25:'valencia-youtube'.B25</svg:desc>
                </draw:g>
              </table:table-cell>
              <table:table-cell office:value-type="float" office:value="594">
                <text:p>594</text:p>
                <draw:g>
                  <svg:desc>'valencia-youtube'.C25:'valencia-youtube'.C25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youtube'.B26:'valencia-youtube'.B26</svg:desc>
                </draw:g>
              </table:table-cell>
              <table:table-cell office:value-type="float" office:value="43">
                <text:p>43</text:p>
                <draw:g>
                  <svg:desc>'valencia-youtube'.C26:'valencia-youtube'.C26</svg:desc>
                </draw:g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hashtag'.B182:'valencia-hashtag'.C184" chart:data-source-has-labels="column" svg:x="1.331cm" svg:y="0.18cm" svg:width="11.795cm" svg:height="7.659cm">
          <chartooo:coordinate-region svg:x="2.508cm" svg:y="0.38cm" svg:width="10.618cm" svg:height="7.26cm"/>
          <chart:axis chart:dimension="x" chart:name="primary-x" chart:style-name="ch4">
            <chart:title svg:x="6.628cm" svg:y="8.019cm" chart:style-name="ch5">
              <text:p>EleNão</text:p>
            </chart:title>
          </chart:axis>
          <chart:axis chart:dimension="y" chart:name="primary-y" chart:style-name="ch6">
            <chart:title svg:x="0.451cm" svg:y="4.992cm" chart:style-name="ch7">
              <text:p>Comentários</text:p>
            </chart:title>
          </chart:axis>
          <chart:series chart:style-name="ch8" chart:values-cell-range-address="'valencia-hashtag'.C182:'valencia-hashtag'.C182" chart:label-cell-address="'valencia-hashtag'.B182:'valencia-hashtag'.B182" chart:class="chart:bar">
            <chart:data-point/>
          </chart:series>
          <chart:series chart:style-name="ch9" chart:values-cell-range-address="'valencia-hashtag'.C183:'valencia-hashtag'.C183" chart:label-cell-address="'valencia-hashtag'.B183:'valencia-hashtag'.B183" chart:class="chart:bar">
            <chart:data-point/>
          </chart:series>
          <chart:series chart:style-name="ch10" chart:values-cell-range-address="'valencia-hashtag'.C184:'valencia-hashtag'.C184" chart:label-cell-address="'valencia-hashtag'.B184:'valencia-hashtag'.B184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hashtag'.B182:'valencia-hashtag'.B182</svg:desc>
                </draw:g>
              </table:table-cell>
              <table:table-cell office:value-type="float" office:value="12532">
                <text:p>12532</text:p>
                <draw:g>
                  <svg:desc>'valencia-hashtag'.C182:'valencia-hashtag'.C182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hashtag'.B183:'valencia-hashtag'.B183</svg:desc>
                </draw:g>
              </table:table-cell>
              <table:table-cell office:value-type="float" office:value="3941">
                <text:p>3941</text:p>
                <draw:g>
                  <svg:desc>'valencia-hashtag'.C183:'valencia-hashtag'.C183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hashtag'.B184:'valencia-hashtag'.B184</svg:desc>
                </draw:g>
              </table:table-cell>
              <table:table-cell office:value-type="float" office:value="986">
                <text:p>986</text:p>
                <draw:g>
                  <svg:desc>'valencia-hashtag'.C184:'valencia-hashtag'.C184</svg:desc>
                </draw:g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hashtag'.B321:'valencia-hashtag'.C323" chart:data-source-has-labels="column" svg:x="1.331cm" svg:y="0.18cm" svg:width="11.795cm" svg:height="7.659cm">
          <chartooo:coordinate-region svg:x="2.508cm" svg:y="0.38cm" svg:width="10.618cm" svg:height="7.26cm"/>
          <chart:axis chart:dimension="x" chart:name="primary-x" chart:style-name="ch4">
            <chart:title svg:x="6.192cm" svg:y="8.019cm" chart:style-name="ch5">
              <text:p>eleicoes2018</text:p>
            </chart:title>
          </chart:axis>
          <chart:axis chart:dimension="y" chart:name="primary-y" chart:style-name="ch6">
            <chart:title svg:x="0.451cm" svg:y="4.992cm" chart:style-name="ch7">
              <text:p>Comentários</text:p>
            </chart:title>
          </chart:axis>
          <chart:series chart:style-name="ch8" chart:values-cell-range-address="'valencia-hashtag'.C321:'valencia-hashtag'.C321" chart:label-cell-address="'valencia-hashtag'.B321:'valencia-hashtag'.B321" chart:class="chart:bar">
            <chart:data-point/>
          </chart:series>
          <chart:series chart:style-name="ch9" chart:values-cell-range-address="'valencia-hashtag'.C322:'valencia-hashtag'.C322" chart:label-cell-address="'valencia-hashtag'.B322:'valencia-hashtag'.B322" chart:class="chart:bar">
            <chart:data-point/>
          </chart:series>
          <chart:series chart:style-name="ch10" chart:values-cell-range-address="'valencia-hashtag'.C323:'valencia-hashtag'.C323" chart:label-cell-address="'valencia-hashtag'.B323:'valencia-hashtag'.B323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hashtag'.B321:'valencia-hashtag'.B321</svg:desc>
                </draw:g>
              </table:table-cell>
              <table:table-cell office:value-type="float" office:value="11572">
                <text:p>11572</text:p>
                <draw:g>
                  <svg:desc>'valencia-hashtag'.C321:'valencia-hashtag'.C321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hashtag'.B322:'valencia-hashtag'.B322</svg:desc>
                </draw:g>
              </table:table-cell>
              <table:table-cell office:value-type="float" office:value="5087">
                <text:p>5087</text:p>
                <draw:g>
                  <svg:desc>'valencia-hashtag'.C322:'valencia-hashtag'.C322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hashtag'.B323:'valencia-hashtag'.B323</svg:desc>
                </draw:g>
              </table:table-cell>
              <table:table-cell office:value-type="float" office:value="434">
                <text:p>434</text:p>
                <draw:g>
                  <svg:desc>'valencia-hashtag'.C323:'valencia-hashtag'.C323</svg:desc>
                </draw:g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hashtag'.B119:'valencia-hashtag'.C121" chart:data-source-has-labels="column" svg:x="1.331cm" svg:y="0.18cm" svg:width="11.795cm" svg:height="7.659cm">
          <chartooo:coordinate-region svg:x="2.508cm" svg:y="0.379cm" svg:width="10.618cm" svg:height="7.261cm"/>
          <chart:axis chart:dimension="x" chart:name="primary-x" chart:style-name="ch4">
            <chart:title svg:x="6.245cm" svg:y="8.019cm" chart:style-name="ch5">
              <text:p>Bolsonaro17</text:p>
            </chart:title>
          </chart:axis>
          <chart:axis chart:dimension="y" chart:name="primary-y" chart:style-name="ch6">
            <chart:title svg:x="0.451cm" svg:y="4.992cm" chart:style-name="ch7">
              <text:p>Comentários</text:p>
            </chart:title>
          </chart:axis>
          <chart:series chart:style-name="ch8" chart:values-cell-range-address="'valencia-hashtag'.C119:'valencia-hashtag'.C119" chart:label-cell-address="'valencia-hashtag'.B119:'valencia-hashtag'.B119" chart:class="chart:bar">
            <chart:data-point/>
          </chart:series>
          <chart:series chart:style-name="ch9" chart:values-cell-range-address="'valencia-hashtag'.C120:'valencia-hashtag'.C120" chart:label-cell-address="'valencia-hashtag'.B120:'valencia-hashtag'.B120" chart:class="chart:bar">
            <chart:data-point/>
          </chart:series>
          <chart:series chart:style-name="ch10" chart:values-cell-range-address="'valencia-hashtag'.C121:'valencia-hashtag'.C121" chart:label-cell-address="'valencia-hashtag'.B121:'valencia-hashtag'.B12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hashtag'.B119:'valencia-hashtag'.B119</svg:desc>
                </draw:g>
              </table:table-cell>
              <table:table-cell office:value-type="float" office:value="11100">
                <text:p>11100</text:p>
                <draw:g>
                  <svg:desc>'valencia-hashtag'.C119:'valencia-hashtag'.C119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hashtag'.B120:'valencia-hashtag'.B120</svg:desc>
                </draw:g>
              </table:table-cell>
              <table:table-cell office:value-type="float" office:value="5210">
                <text:p>5210</text:p>
                <draw:g>
                  <svg:desc>'valencia-hashtag'.C120:'valencia-hashtag'.C120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hashtag'.B121:'valencia-hashtag'.B121</svg:desc>
                </draw:g>
              </table:table-cell>
              <table:table-cell office:value-type="float" office:value="205">
                <text:p>205</text:p>
                <draw:g>
                  <svg:desc>'valencia-hashtag'.C121:'valencia-hashtag'.C121</svg:desc>
                </draw:g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hashtag'.B226:'valencia-hashtag'.C228" chart:data-source-has-labels="column" svg:x="1.331cm" svg:y="0.18cm" svg:width="11.795cm" svg:height="7.659cm">
          <chartooo:coordinate-region svg:x="2.508cm" svg:y="0.38cm" svg:width="10.618cm" svg:height="7.26cm"/>
          <chart:axis chart:dimension="x" chart:name="primary-x" chart:style-name="ch4">
            <chart:title svg:x="5.808cm" svg:y="8.019cm" chart:style-name="ch5">
              <text:p>HaddadPresidente</text:p>
            </chart:title>
          </chart:axis>
          <chart:axis chart:dimension="y" chart:name="primary-y" chart:style-name="ch6">
            <chart:title svg:x="0.451cm" svg:y="4.992cm" chart:style-name="ch7">
              <text:p>Comentários</text:p>
            </chart:title>
          </chart:axis>
          <chart:series chart:style-name="ch8" chart:values-cell-range-address="'valencia-hashtag'.C226:'valencia-hashtag'.C226" chart:label-cell-address="'valencia-hashtag'.B226:'valencia-hashtag'.B226" chart:class="chart:bar">
            <chart:data-point/>
          </chart:series>
          <chart:series chart:style-name="ch9" chart:values-cell-range-address="'valencia-hashtag'.C227:'valencia-hashtag'.C227" chart:label-cell-address="'valencia-hashtag'.B227:'valencia-hashtag'.B227" chart:class="chart:bar">
            <chart:data-point/>
          </chart:series>
          <chart:series chart:style-name="ch10" chart:values-cell-range-address="'valencia-hashtag'.C228:'valencia-hashtag'.C228" chart:label-cell-address="'valencia-hashtag'.B228:'valencia-hashtag'.B228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hashtag'.B226:'valencia-hashtag'.B226</svg:desc>
                </draw:g>
              </table:table-cell>
              <table:table-cell office:value-type="float" office:value="12166">
                <text:p>12166</text:p>
                <draw:g>
                  <svg:desc>'valencia-hashtag'.C226:'valencia-hashtag'.C226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hashtag'.B227:'valencia-hashtag'.B227</svg:desc>
                </draw:g>
              </table:table-cell>
              <table:table-cell office:value-type="float" office:value="3137">
                <text:p>3137</text:p>
                <draw:g>
                  <svg:desc>'valencia-hashtag'.C227:'valencia-hashtag'.C227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hashtag'.B228:'valencia-hashtag'.B228</svg:desc>
                </draw:g>
              </table:table-cell>
              <table:table-cell office:value-type="float" office:value="381">
                <text:p>381</text:p>
                <draw:g>
                  <svg:desc>'valencia-hashtag'.C228:'valencia-hashtag'.C228</svg:desc>
                </draw:g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hashtag'.B217:'valencia-hashtag'.C219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6.403cm" svg:y="8.019cm" chart:style-name="ch5">
              <text:p>Haddad13</text:p>
            </chart:title>
          </chart:axis>
          <chart:axis chart:dimension="y" chart:name="primary-y" chart:style-name="ch6">
            <chart:title svg:x="0.451cm" svg:y="4.992cm" chart:style-name="ch7">
              <text:p>Comentários</text:p>
            </chart:title>
          </chart:axis>
          <chart:series chart:style-name="ch8" chart:values-cell-range-address="'valencia-hashtag'.C217:'valencia-hashtag'.C217" chart:label-cell-address="'valencia-hashtag'.B217:'valencia-hashtag'.B217" chart:class="chart:bar">
            <chart:data-point/>
          </chart:series>
          <chart:series chart:style-name="ch9" chart:values-cell-range-address="'valencia-hashtag'.C218:'valencia-hashtag'.C218" chart:label-cell-address="'valencia-hashtag'.B218:'valencia-hashtag'.B218" chart:class="chart:bar">
            <chart:data-point/>
          </chart:series>
          <chart:series chart:style-name="ch10" chart:values-cell-range-address="'valencia-hashtag'.C219:'valencia-hashtag'.C219" chart:label-cell-address="'valencia-hashtag'.B219:'valencia-hashtag'.B219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hashtag'.B217:'valencia-hashtag'.B217</svg:desc>
                </draw:g>
              </table:table-cell>
              <table:table-cell office:value-type="float" office:value="8099">
                <text:p>8099</text:p>
                <draw:g>
                  <svg:desc>'valencia-hashtag'.C217:'valencia-hashtag'.C217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hashtag'.B218:'valencia-hashtag'.B218</svg:desc>
                </draw:g>
              </table:table-cell>
              <table:table-cell office:value-type="float" office:value="3980">
                <text:p>3980</text:p>
                <draw:g>
                  <svg:desc>'valencia-hashtag'.C218:'valencia-hashtag'.C218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hashtag'.B219:'valencia-hashtag'.B219</svg:desc>
                </draw:g>
              </table:table-cell>
              <table:table-cell office:value-type="float" office:value="1712">
                <text:p>1712</text:p>
                <draw:g>
                  <svg:desc>'valencia-hashtag'.C219:'valencia-hashtag'.C219</svg:desc>
                </draw:g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8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4cm" svg:y="3.205cm" style:legend-expansion="high" chart:style-name="ch2"/>
        <chart:plot-area chart:style-name="ch3" table:cell-range-address="'valencia-hashtag'.D4:'valencia-hashtag'.E8" chart:data-source-has-labels="column" svg:x="1.331cm" svg:y="0.18cm" svg:width="10.789cm" svg:height="7.659cm">
          <chartooo:coordinate-region svg:x="1.794cm" svg:y="0.18cm" svg:width="9.861cm" svg:height="7.012cm"/>
          <chart:axis chart:dimension="x" chart:name="primary-x" chart:style-name="ch4">
            <chart:title svg:x="0.451cm" svg:y="4.675cm" chart:style-name="ch5">
              <text:p>Hashtag</text:p>
            </chart:title>
          </chart:axis>
          <chart:axis chart:dimension="y" chart:name="primary-y" chart:style-name="ch6">
            <chart:title svg:x="5.742cm" svg:y="8.019cm" chart:style-name="ch7">
              <text:p>Comentários</text:p>
            </chart:title>
          </chart:axis>
          <chart:series chart:style-name="ch8" chart:values-cell-range-address="'valencia-hashtag'.E4:'valencia-hashtag'.E4" chart:label-cell-address="'valencia-hashtag'.D4:'valencia-hashtag'.D4" chart:class="chart:bar">
            <chart:data-point/>
          </chart:series>
          <chart:series chart:style-name="ch9" chart:values-cell-range-address="'valencia-hashtag'.E5:'valencia-hashtag'.E5" chart:label-cell-address="'valencia-hashtag'.D5:'valencia-hashtag'.D5" chart:class="chart:bar">
            <chart:data-point/>
          </chart:series>
          <chart:series chart:style-name="ch10" chart:values-cell-range-address="'valencia-hashtag'.E6:'valencia-hashtag'.E6" chart:label-cell-address="'valencia-hashtag'.D6:'valencia-hashtag'.D6" chart:class="chart:bar">
            <chart:data-point/>
          </chart:series>
          <chart:series chart:style-name="ch11" chart:values-cell-range-address="'valencia-hashtag'.E7:'valencia-hashtag'.E7" chart:label-cell-address="'valencia-hashtag'.D7:'valencia-hashtag'.D7" chart:class="chart:bar">
            <chart:data-point/>
          </chart:series>
          <chart:series chart:style-name="ch12" chart:values-cell-range-address="'valencia-hashtag'.E8:'valencia-hashtag'.E8" chart:label-cell-address="'valencia-hashtag'.D8:'valencia-hashtag'.D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EleSim</text:p>
                <draw:g>
                  <svg:desc>'valencia-hashtag'.D4:'valencia-hashtag'.D4</svg:desc>
                </draw:g>
              </table:table-cell>
              <table:table-cell office:value-type="float" office:value="15399">
                <text:p>15399</text:p>
                <draw:g>
                  <svg:desc>'valencia-hashtag'.E4:'valencia-hashtag'.E4</svg:desc>
                </draw:g>
              </table:table-cell>
            </table:table-row>
            <table:table-row>
              <table:table-cell office:value-type="string">
                <text:p>HaddadPresidente</text:p>
                <draw:g>
                  <svg:desc>'valencia-hashtag'.D5:'valencia-hashtag'.D5</svg:desc>
                </draw:g>
              </table:table-cell>
              <table:table-cell office:value-type="float" office:value="15684">
                <text:p>15684</text:p>
                <draw:g>
                  <svg:desc>'valencia-hashtag'.E5:'valencia-hashtag'.E5</svg:desc>
                </draw:g>
              </table:table-cell>
            </table:table-row>
            <table:table-row>
              <table:table-cell office:value-type="string">
                <text:p>Bolsonaro17</text:p>
                <draw:g>
                  <svg:desc>'valencia-hashtag'.D6:'valencia-hashtag'.D6</svg:desc>
                </draw:g>
              </table:table-cell>
              <table:table-cell office:value-type="float" office:value="16515">
                <text:p>16515</text:p>
                <draw:g>
                  <svg:desc>'valencia-hashtag'.E6:'valencia-hashtag'.E6</svg:desc>
                </draw:g>
              </table:table-cell>
            </table:table-row>
            <table:table-row>
              <table:table-cell office:value-type="string">
                <text:p>eleicoes2018</text:p>
                <draw:g>
                  <svg:desc>'valencia-hashtag'.D7:'valencia-hashtag'.D7</svg:desc>
                </draw:g>
              </table:table-cell>
              <table:table-cell office:value-type="float" office:value="17093">
                <text:p>17093</text:p>
                <draw:g>
                  <svg:desc>'valencia-hashtag'.E7:'valencia-hashtag'.E7</svg:desc>
                </draw:g>
              </table:table-cell>
            </table:table-row>
            <table:table-row>
              <table:table-cell office:value-type="string">
                <text:p>EleNão</text:p>
                <draw:g>
                  <svg:desc>'valencia-hashtag'.D8:'valencia-hashtag'.D8</svg:desc>
                </draw:g>
              </table:table-cell>
              <table:table-cell office:value-type="float" office:value="17459">
                <text:p>17459</text:p>
                <draw:g>
                  <svg:desc>'valencia-hashtag'.E8:'valencia-hashtag'.E8</svg:desc>
                </draw:g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facebook'.B15:'valencia-facebook'.C17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5.98cm" svg:y="8.019cm" chart:style-name="ch5">
              <text:p>Geraldo Alckmin</text:p>
            </chart:title>
          </chart:axis>
          <chart:axis chart:dimension="y" chart:name="primary-y" chart:style-name="ch6">
            <chart:title svg:x="0.451cm" svg:y="5.746cm" chart:style-name="ch7">
              <text:p>Comentários Facebook</text:p>
            </chart:title>
          </chart:axis>
          <chart:series chart:style-name="ch8" chart:values-cell-range-address="'valencia-facebook'.C15:'valencia-facebook'.C15" chart:label-cell-address="'valencia-facebook'.B15:'valencia-facebook'.B15" chart:class="chart:bar">
            <chart:data-point/>
          </chart:series>
          <chart:series chart:style-name="ch9" chart:values-cell-range-address="'valencia-facebook'.C16:'valencia-facebook'.C16" chart:label-cell-address="'valencia-facebook'.B16:'valencia-facebook'.B16" chart:class="chart:bar">
            <chart:data-point/>
          </chart:series>
          <chart:series chart:style-name="ch10" chart:values-cell-range-address="'valencia-facebook'.C17:'valencia-facebook'.C17" chart:label-cell-address="'valencia-facebook'.B17:'valencia-facebook'.B17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facebook'.B15:'valencia-facebook'.B15</svg:desc>
                </draw:g>
              </table:table-cell>
              <table:table-cell office:value-type="float" office:value="7912">
                <text:p>7912</text:p>
                <draw:g>
                  <svg:desc>'valencia-facebook'.C15:'valencia-facebook'.C15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facebook'.B16:'valencia-facebook'.B16</svg:desc>
                </draw:g>
              </table:table-cell>
              <table:table-cell office:value-type="float" office:value="4353">
                <text:p>4353</text:p>
                <draw:g>
                  <svg:desc>'valencia-facebook'.C16:'valencia-facebook'.C16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facebook'.B17:'valencia-facebook'.B17</svg:desc>
                </draw:g>
              </table:table-cell>
              <table:table-cell office:value-type="float" office:value="424">
                <text:p>424</text:p>
                <draw:g>
                  <svg:desc>'valencia-facebook'.C17:'valencia-facebook'.C1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facebook'.B20:'valencia-facebook'.C22" chart:data-source-has-labels="column" svg:x="1.331cm" svg:y="0.18cm" svg:width="11.795cm" svg:height="7.659cm">
          <chartooo:coordinate-region svg:x="2.508cm" svg:y="0.379cm" svg:width="10.618cm" svg:height="7.261cm"/>
          <chart:axis chart:dimension="x" chart:name="primary-x" chart:style-name="ch4">
            <chart:title svg:x="6.126cm" svg:y="8.019cm" chart:style-name="ch5">
              <text:p>Jair Bolsonaro</text:p>
            </chart:title>
          </chart:axis>
          <chart:axis chart:dimension="y" chart:name="primary-y" chart:style-name="ch6">
            <chart:title svg:x="0.451cm" svg:y="5.746cm" chart:style-name="ch7">
              <text:p>Comentários Facebook</text:p>
            </chart:title>
          </chart:axis>
          <chart:series chart:style-name="ch8" chart:values-cell-range-address="'valencia-facebook'.C20:'valencia-facebook'.C20" chart:label-cell-address="'valencia-facebook'.B20:'valencia-facebook'.B20" chart:class="chart:bar">
            <chart:data-point/>
          </chart:series>
          <chart:series chart:style-name="ch9" chart:values-cell-range-address="'valencia-facebook'.C21:'valencia-facebook'.C21" chart:label-cell-address="'valencia-facebook'.B21:'valencia-facebook'.B21" chart:class="chart:bar">
            <chart:data-point/>
          </chart:series>
          <chart:series chart:style-name="ch10" chart:values-cell-range-address="'valencia-facebook'.C22:'valencia-facebook'.C22" chart:label-cell-address="'valencia-facebook'.B22:'valencia-facebook'.B2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facebook'.B20:'valencia-facebook'.B20</svg:desc>
                </draw:g>
              </table:table-cell>
              <table:table-cell office:value-type="float" office:value="10475">
                <text:p>10475</text:p>
                <draw:g>
                  <svg:desc>'valencia-facebook'.C20:'valencia-facebook'.C20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facebook'.B21:'valencia-facebook'.B21</svg:desc>
                </draw:g>
              </table:table-cell>
              <table:table-cell office:value-type="float" office:value="5633">
                <text:p>5633</text:p>
                <draw:g>
                  <svg:desc>'valencia-facebook'.C21:'valencia-facebook'.C21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facebook'.B22:'valencia-facebook'.B22</svg:desc>
                </draw:g>
              </table:table-cell>
              <table:table-cell office:value-type="float" office:value="224">
                <text:p>224</text:p>
                <draw:g>
                  <svg:desc>'valencia-facebook'.C22:'valencia-facebook'.C22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facebook'.B25:'valencia-facebook'.C27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6.271cm" svg:y="8.019cm" chart:style-name="ch5">
              <text:p>Marina Silva</text:p>
            </chart:title>
          </chart:axis>
          <chart:axis chart:dimension="y" chart:name="primary-y" chart:style-name="ch6">
            <chart:title svg:x="0.451cm" svg:y="5.746cm" chart:style-name="ch7">
              <text:p>Comentários Facebook</text:p>
            </chart:title>
          </chart:axis>
          <chart:series chart:style-name="ch8" chart:values-cell-range-address="'valencia-facebook'.C25:'valencia-facebook'.C25" chart:label-cell-address="'valencia-facebook'.B25:'valencia-facebook'.B25" chart:class="chart:bar">
            <chart:data-point/>
          </chart:series>
          <chart:series chart:style-name="ch9" chart:values-cell-range-address="'valencia-facebook'.C26:'valencia-facebook'.C26" chart:label-cell-address="'valencia-facebook'.B26:'valencia-facebook'.B26" chart:class="chart:bar">
            <chart:data-point/>
          </chart:series>
          <chart:series chart:style-name="ch10" chart:values-cell-range-address="'valencia-facebook'.C27:'valencia-facebook'.C27" chart:label-cell-address="'valencia-facebook'.B27:'valencia-facebook'.B27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facebook'.B25:'valencia-facebook'.B25</svg:desc>
                </draw:g>
              </table:table-cell>
              <table:table-cell office:value-type="float" office:value="6880">
                <text:p>6880</text:p>
                <draw:g>
                  <svg:desc>'valencia-facebook'.C25:'valencia-facebook'.C25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facebook'.B26:'valencia-facebook'.B26</svg:desc>
                </draw:g>
              </table:table-cell>
              <table:table-cell office:value-type="float" office:value="3781">
                <text:p>3781</text:p>
                <draw:g>
                  <svg:desc>'valencia-facebook'.C26:'valencia-facebook'.C26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facebook'.B27:'valencia-facebook'.B27</svg:desc>
                </draw:g>
              </table:table-cell>
              <table:table-cell office:value-type="float" office:value="331">
                <text:p>331</text:p>
                <draw:g>
                  <svg:desc>'valencia-facebook'.C27:'valencia-facebook'.C2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instagram'.B4:'valencia-instagram'.C6" chart:data-source-has-labels="column" svg:x="1.331cm" svg:y="0.18cm" svg:width="11.795cm" svg:height="7.659cm">
          <chartooo:coordinate-region svg:x="2.323cm" svg:y="0.38cm" svg:width="10.803cm" svg:height="7.26cm"/>
          <chart:axis chart:dimension="x" chart:name="primary-x" chart:style-name="ch4">
            <chart:title svg:x="6.311cm" svg:y="8.019cm" chart:style-name="ch5">
              <text:p>Ciro Gomes</text:p>
            </chart:title>
          </chart:axis>
          <chart:axis chart:dimension="y" chart:name="primary-y" chart:style-name="ch6">
            <chart:title svg:x="0.451cm" svg:y="5.746cm" chart:style-name="ch7">
              <text:p>Comentários Instagram</text:p>
            </chart:title>
          </chart:axis>
          <chart:series chart:style-name="ch8" chart:values-cell-range-address="'valencia-instagram'.C4:'valencia-instagram'.C4" chart:label-cell-address="'valencia-instagram'.B4:'valencia-instagram'.B4" chart:class="chart:bar">
            <chart:data-point/>
          </chart:series>
          <chart:series chart:style-name="ch9" chart:values-cell-range-address="'valencia-instagram'.C5:'valencia-instagram'.C5" chart:label-cell-address="'valencia-instagram'.B5:'valencia-instagram'.B5" chart:class="chart:bar">
            <chart:data-point/>
          </chart:series>
          <chart:series chart:style-name="ch10" chart:values-cell-range-address="'valencia-instagram'.C6:'valencia-instagram'.C6" chart:label-cell-address="'valencia-instagram'.B6:'valencia-instagram'.B6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OSITIVO</text:p>
                <draw:g>
                  <svg:desc>'valencia-instagram'.B4:'valencia-instagram'.B4</svg:desc>
                </draw:g>
              </table:table-cell>
              <table:table-cell office:value-type="float" office:value="2870">
                <text:p>2870</text:p>
                <draw:g>
                  <svg:desc>'valencia-instagram'.C4:'valencia-instagram'.C4</svg:desc>
                </draw:g>
              </table:table-cell>
            </table:table-row>
            <table:table-row>
              <table:table-cell office:value-type="string">
                <text:p>NEGATIVO</text:p>
                <draw:g>
                  <svg:desc>'valencia-instagram'.B5:'valencia-instagram'.B5</svg:desc>
                </draw:g>
              </table:table-cell>
              <table:table-cell office:value-type="float" office:value="2337">
                <text:p>2337</text:p>
                <draw:g>
                  <svg:desc>'valencia-instagram'.C5:'valencia-instagram'.C5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instagram'.B6:'valencia-instagram'.B6</svg:desc>
                </draw:g>
              </table:table-cell>
              <table:table-cell office:value-type="float" office:value="252">
                <text:p>252</text:p>
                <draw:g>
                  <svg:desc>'valencia-instagram'.C6:'valencia-instagram'.C6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instagram'.B10:'valencia-instagram'.C12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5.848cm" svg:y="8.019cm" chart:style-name="ch5">
              <text:p>Fernando Haddad</text:p>
            </chart:title>
          </chart:axis>
          <chart:axis chart:dimension="y" chart:name="primary-y" chart:style-name="ch6">
            <chart:title svg:x="0.451cm" svg:y="5.746cm" chart:style-name="ch7">
              <text:p>Comentários Instagram</text:p>
            </chart:title>
          </chart:axis>
          <chart:series chart:style-name="ch8" chart:values-cell-range-address="'valencia-instagram'.C10:'valencia-instagram'.C10" chart:label-cell-address="'valencia-instagram'.B10:'valencia-instagram'.B10" chart:class="chart:bar">
            <chart:data-point/>
          </chart:series>
          <chart:series chart:style-name="ch9" chart:values-cell-range-address="'valencia-instagram'.C11:'valencia-instagram'.C11" chart:label-cell-address="'valencia-instagram'.B11:'valencia-instagram'.B11" chart:class="chart:bar">
            <chart:data-point/>
          </chart:series>
          <chart:series chart:style-name="ch10" chart:values-cell-range-address="'valencia-instagram'.C12:'valencia-instagram'.C12" chart:label-cell-address="'valencia-instagram'.B12:'valencia-instagram'.B1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instagram'.B10:'valencia-instagram'.B10</svg:desc>
                </draw:g>
              </table:table-cell>
              <table:table-cell office:value-type="float" office:value="3972">
                <text:p>3972</text:p>
                <draw:g>
                  <svg:desc>'valencia-instagram'.C10:'valencia-instagram'.C10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instagram'.B11:'valencia-instagram'.B11</svg:desc>
                </draw:g>
              </table:table-cell>
              <table:table-cell office:value-type="float" office:value="3929">
                <text:p>3929</text:p>
                <draw:g>
                  <svg:desc>'valencia-instagram'.C11:'valencia-instagram'.C11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instagram'.B12:'valencia-instagram'.B12</svg:desc>
                </draw:g>
              </table:table-cell>
              <table:table-cell office:value-type="float" office:value="610">
                <text:p>610</text:p>
                <draw:g>
                  <svg:desc>'valencia-instagram'.C12:'valencia-instagram'.C12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instagram'.B15:'valencia-instagram'.C17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5.98cm" svg:y="8.019cm" chart:style-name="ch5">
              <text:p>Geraldo Alckmin</text:p>
            </chart:title>
          </chart:axis>
          <chart:axis chart:dimension="y" chart:name="primary-y" chart:style-name="ch6">
            <chart:title svg:x="0.451cm" svg:y="5.746cm" chart:style-name="ch7">
              <text:p>Comentários Instagram</text:p>
            </chart:title>
          </chart:axis>
          <chart:series chart:style-name="ch8" chart:values-cell-range-address="'valencia-instagram'.C15:'valencia-instagram'.C15" chart:label-cell-address="'valencia-instagram'.B15:'valencia-instagram'.B15" chart:class="chart:bar">
            <chart:data-point/>
          </chart:series>
          <chart:series chart:style-name="ch9" chart:values-cell-range-address="'valencia-instagram'.C16:'valencia-instagram'.C16" chart:label-cell-address="'valencia-instagram'.B16:'valencia-instagram'.B16" chart:class="chart:bar">
            <chart:data-point/>
          </chart:series>
          <chart:series chart:style-name="ch10" chart:values-cell-range-address="'valencia-instagram'.C17:'valencia-instagram'.C17" chart:label-cell-address="'valencia-instagram'.B17:'valencia-instagram'.B17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instagram'.B15:'valencia-instagram'.B15</svg:desc>
                </draw:g>
              </table:table-cell>
              <table:table-cell office:value-type="float" office:value="3557">
                <text:p>3557</text:p>
                <draw:g>
                  <svg:desc>'valencia-instagram'.C15:'valencia-instagram'.C15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instagram'.B16:'valencia-instagram'.B16</svg:desc>
                </draw:g>
              </table:table-cell>
              <table:table-cell office:value-type="float" office:value="3082">
                <text:p>3082</text:p>
                <draw:g>
                  <svg:desc>'valencia-instagram'.C16:'valencia-instagram'.C16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instagram'.B17:'valencia-instagram'.B17</svg:desc>
                </draw:g>
              </table:table-cell>
              <table:table-cell office:value-type="float" office:value="335">
                <text:p>335</text:p>
                <draw:g>
                  <svg:desc>'valencia-instagram'.C17:'valencia-instagram'.C17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703cm" style:legend-expansion="high" chart:style-name="ch2"/>
        <chart:plot-area chart:style-name="ch3" table:cell-range-address="'valencia-instagram'.B20:'valencia-instagram'.C22" chart:data-source-has-labels="column" svg:x="1.331cm" svg:y="0.18cm" svg:width="11.795cm" svg:height="7.659cm">
          <chartooo:coordinate-region svg:x="2.323cm" svg:y="0.379cm" svg:width="10.803cm" svg:height="7.261cm"/>
          <chart:axis chart:dimension="x" chart:name="primary-x" chart:style-name="ch4">
            <chart:title svg:x="6.126cm" svg:y="8.019cm" chart:style-name="ch5">
              <text:p>Jair Bolsonaro</text:p>
            </chart:title>
          </chart:axis>
          <chart:axis chart:dimension="y" chart:name="primary-y" chart:style-name="ch6">
            <chart:title svg:x="0.451cm" svg:y="5.746cm" chart:style-name="ch7">
              <text:p>Comentários Instagram</text:p>
            </chart:title>
          </chart:axis>
          <chart:series chart:style-name="ch8" chart:values-cell-range-address="'valencia-instagram'.C20:'valencia-instagram'.C20" chart:label-cell-address="'valencia-instagram'.B20:'valencia-instagram'.B20" chart:class="chart:bar">
            <chart:data-point/>
          </chart:series>
          <chart:series chart:style-name="ch9" chart:values-cell-range-address="'valencia-instagram'.C21:'valencia-instagram'.C21" chart:label-cell-address="'valencia-instagram'.B21:'valencia-instagram'.B21" chart:class="chart:bar">
            <chart:data-point/>
          </chart:series>
          <chart:series chart:style-name="ch10" chart:values-cell-range-address="'valencia-instagram'.C22:'valencia-instagram'.C22" chart:label-cell-address="'valencia-instagram'.B22:'valencia-instagram'.B2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EGATIVO</text:p>
                <draw:g>
                  <svg:desc>'valencia-instagram'.B20:'valencia-instagram'.B20</svg:desc>
                </draw:g>
              </table:table-cell>
              <table:table-cell office:value-type="float" office:value="5708">
                <text:p>5708</text:p>
                <draw:g>
                  <svg:desc>'valencia-instagram'.C20:'valencia-instagram'.C20</svg:desc>
                </draw:g>
              </table:table-cell>
            </table:table-row>
            <table:table-row>
              <table:table-cell office:value-type="string">
                <text:p>POSITIVO</text:p>
                <draw:g>
                  <svg:desc>'valencia-instagram'.B21:'valencia-instagram'.B21</svg:desc>
                </draw:g>
              </table:table-cell>
              <table:table-cell office:value-type="float" office:value="5415">
                <text:p>5415</text:p>
                <draw:g>
                  <svg:desc>'valencia-instagram'.C21:'valencia-instagram'.C21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valencia-instagram'.B22:'valencia-instagram'.B22</svg:desc>
                </draw:g>
              </table:table-cell>
              <table:table-cell office:value-type="float" office:value="483">
                <text:p>483</text:p>
                <draw:g>
                  <svg:desc>'valencia-instagram'.C22:'valencia-instagram'.C22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